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00000002099A0A4DA7EB6FA7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a792" officeooo:paragraph-rsid="0065ebed"/>
    </style:style>
    <style:style style:name="P2" style:family="paragraph" style:parent-style-name="Text_20_body">
      <style:text-properties officeooo:rsid="001fa792" officeooo:paragraph-rsid="00688015"/>
    </style:style>
    <style:style style:name="P3" style:family="paragraph" style:parent-style-name="Text_20_body">
      <style:text-properties officeooo:rsid="001fa792" officeooo:paragraph-rsid="006d2389"/>
    </style:style>
    <style:style style:name="P4" style:family="paragraph" style:parent-style-name="Text_20_body">
      <style:text-properties officeooo:rsid="001fa792" officeooo:paragraph-rsid="006f0d19"/>
    </style:style>
    <style:style style:name="P5" style:family="paragraph" style:parent-style-name="Text_20_body">
      <style:text-properties officeooo:rsid="001fa792" officeooo:paragraph-rsid="007079f8"/>
    </style:style>
    <style:style style:name="P6" style:family="paragraph" style:parent-style-name="Text_20_body">
      <style:text-properties officeooo:rsid="001fa792" officeooo:paragraph-rsid="0072af7c"/>
    </style:style>
    <style:style style:name="P7" style:family="paragraph" style:parent-style-name="Text_20_body">
      <style:text-properties officeooo:rsid="001fa792" officeooo:paragraph-rsid="0074dbca"/>
    </style:style>
    <style:style style:name="P8" style:family="paragraph" style:parent-style-name="Text_20_body">
      <style:text-properties officeooo:rsid="001fa792" officeooo:paragraph-rsid="0079da50"/>
    </style:style>
    <style:style style:name="P9" style:family="paragraph" style:parent-style-name="Text_20_body">
      <style:text-properties officeooo:rsid="001fa792" officeooo:paragraph-rsid="007dd161"/>
    </style:style>
    <style:style style:name="P10" style:family="paragraph" style:parent-style-name="Text_20_body">
      <style:text-properties officeooo:rsid="001fa792" officeooo:paragraph-rsid="007f1941"/>
    </style:style>
    <style:style style:name="P11" style:family="paragraph" style:parent-style-name="Text_20_body">
      <style:text-properties officeooo:rsid="001fa792" officeooo:paragraph-rsid="007f2a9f"/>
    </style:style>
    <style:style style:name="P12" style:family="paragraph" style:parent-style-name="Text_20_body">
      <style:text-properties officeooo:rsid="001fa792" officeooo:paragraph-rsid="008110b4"/>
    </style:style>
    <style:style style:name="P13" style:family="paragraph" style:parent-style-name="Text_20_body">
      <style:text-properties officeooo:rsid="002dd8d5" officeooo:paragraph-rsid="002dd8d5"/>
    </style:style>
    <style:style style:name="P14" style:family="paragraph" style:parent-style-name="Text_20_body">
      <style:text-properties officeooo:rsid="002dd8d5" officeooo:paragraph-rsid="0082ef70"/>
    </style:style>
    <style:style style:name="P15" style:family="paragraph" style:parent-style-name="Text_20_body">
      <style:text-properties officeooo:rsid="002f036f" officeooo:paragraph-rsid="002f036f"/>
    </style:style>
    <style:style style:name="P16" style:family="paragraph" style:parent-style-name="Text_20_body">
      <style:text-properties officeooo:rsid="00314e85" officeooo:paragraph-rsid="0069600e"/>
    </style:style>
    <style:style style:name="P17" style:family="paragraph" style:parent-style-name="Text_20_body">
      <style:text-properties officeooo:paragraph-rsid="005daf75"/>
    </style:style>
    <style:style style:name="P18" style:family="paragraph" style:parent-style-name="Text_20_body">
      <style:text-properties officeooo:rsid="0065ebed" officeooo:paragraph-rsid="0065ebed"/>
    </style:style>
    <style:style style:name="P19" style:family="paragraph" style:parent-style-name="Text_20_body">
      <style:text-properties officeooo:rsid="0065ebed" officeooo:paragraph-rsid="0067d768"/>
    </style:style>
    <style:style style:name="P20" style:family="paragraph" style:parent-style-name="Text_20_body">
      <style:text-properties officeooo:rsid="0065ebed" officeooo:paragraph-rsid="00688015"/>
    </style:style>
    <style:style style:name="P21" style:family="paragraph" style:parent-style-name="Text_20_body">
      <style:text-properties officeooo:rsid="0065ebed" officeooo:paragraph-rsid="0069600e"/>
    </style:style>
    <style:style style:name="P22" style:family="paragraph" style:parent-style-name="Text_20_body">
      <style:text-properties officeooo:rsid="0065ebed" officeooo:paragraph-rsid="006d2389"/>
    </style:style>
    <style:style style:name="P23" style:family="paragraph" style:parent-style-name="Text_20_body">
      <style:text-properties officeooo:rsid="0065ebed" officeooo:paragraph-rsid="006f0d19"/>
    </style:style>
    <style:style style:name="P24" style:family="paragraph" style:parent-style-name="Text_20_body">
      <style:text-properties officeooo:rsid="0065ebed" officeooo:paragraph-rsid="007079f8"/>
    </style:style>
    <style:style style:name="P25" style:family="paragraph" style:parent-style-name="Text_20_body">
      <style:text-properties officeooo:rsid="0065ebed" officeooo:paragraph-rsid="0072af7c"/>
    </style:style>
    <style:style style:name="P26" style:family="paragraph" style:parent-style-name="Text_20_body">
      <style:text-properties officeooo:rsid="0065ebed" officeooo:paragraph-rsid="0073fd77"/>
    </style:style>
    <style:style style:name="P27" style:family="paragraph" style:parent-style-name="Text_20_body">
      <style:text-properties officeooo:rsid="0065ebed" officeooo:paragraph-rsid="0075cf77"/>
    </style:style>
    <style:style style:name="P28" style:family="paragraph" style:parent-style-name="Text_20_body">
      <style:text-properties officeooo:rsid="0065ebed" officeooo:paragraph-rsid="0079da50"/>
    </style:style>
    <style:style style:name="P29" style:family="paragraph" style:parent-style-name="Text_20_body">
      <style:text-properties officeooo:rsid="0065ebed" officeooo:paragraph-rsid="007ba35e"/>
    </style:style>
    <style:style style:name="P30" style:family="paragraph" style:parent-style-name="Text_20_body">
      <style:text-properties officeooo:rsid="0065ebed" officeooo:paragraph-rsid="007dd161"/>
    </style:style>
    <style:style style:name="P31" style:family="paragraph" style:parent-style-name="Text_20_body">
      <style:text-properties officeooo:rsid="0065ebed" officeooo:paragraph-rsid="007f1941"/>
    </style:style>
    <style:style style:name="P32" style:family="paragraph" style:parent-style-name="Text_20_body">
      <style:text-properties officeooo:rsid="0065ebed" officeooo:paragraph-rsid="007fa7d6"/>
    </style:style>
    <style:style style:name="P33" style:family="paragraph" style:parent-style-name="Text_20_body">
      <style:text-properties officeooo:rsid="0065ebed" officeooo:paragraph-rsid="008110b4"/>
    </style:style>
    <style:style style:name="P34" style:family="paragraph" style:parent-style-name="Text_20_body">
      <style:text-properties officeooo:rsid="0065ebed" officeooo:paragraph-rsid="00848da9"/>
    </style:style>
    <style:style style:name="P35" style:family="paragraph" style:parent-style-name="Text_20_body">
      <style:text-properties officeooo:rsid="0065ebed" officeooo:paragraph-rsid="00857610"/>
    </style:style>
    <style:style style:name="P36" style:family="paragraph" style:parent-style-name="Text_20_body">
      <style:text-properties officeooo:rsid="0065ebed" officeooo:paragraph-rsid="008d2d6e"/>
    </style:style>
    <style:style style:name="P37" style:family="paragraph" style:parent-style-name="Text_20_body">
      <style:text-properties officeooo:rsid="0065ebed" officeooo:paragraph-rsid="008e97af"/>
    </style:style>
    <style:style style:name="P38" style:family="paragraph" style:parent-style-name="Text_20_body">
      <style:text-properties officeooo:rsid="0065ebed" officeooo:paragraph-rsid="008f690d"/>
    </style:style>
    <style:style style:name="P39" style:family="paragraph" style:parent-style-name="Text_20_body">
      <style:text-properties officeooo:rsid="0065ebed" officeooo:paragraph-rsid="009165bd"/>
    </style:style>
    <style:style style:name="P40" style:family="paragraph" style:parent-style-name="Text_20_body">
      <style:text-properties officeooo:rsid="0065ebed" officeooo:paragraph-rsid="00967f65"/>
    </style:style>
    <style:style style:name="P41" style:family="paragraph" style:parent-style-name="Text_20_body">
      <style:text-properties officeooo:rsid="0065ebed" officeooo:paragraph-rsid="0096a623"/>
    </style:style>
    <style:style style:name="P42" style:family="paragraph" style:parent-style-name="Text_20_body">
      <style:text-properties officeooo:rsid="0065ebed" officeooo:paragraph-rsid="00975fe6"/>
    </style:style>
    <style:style style:name="P43" style:family="paragraph" style:parent-style-name="Text_20_body">
      <style:text-properties officeooo:rsid="001d847f" officeooo:paragraph-rsid="00369ed5"/>
    </style:style>
    <style:style style:name="P44" style:family="paragraph" style:parent-style-name="Text_20_body">
      <style:text-properties officeooo:rsid="0069600e" officeooo:paragraph-rsid="0069600e"/>
    </style:style>
    <style:style style:name="P45" style:family="paragraph" style:parent-style-name="Text_20_body">
      <style:text-properties officeooo:rsid="006b51bf" officeooo:paragraph-rsid="006b51bf"/>
    </style:style>
    <style:style style:name="P46" style:family="paragraph" style:parent-style-name="Text_20_body">
      <style:text-properties officeooo:rsid="006b51bf" officeooo:paragraph-rsid="00848da9"/>
    </style:style>
    <style:style style:name="P47" style:family="paragraph" style:parent-style-name="Text_20_body">
      <style:text-properties officeooo:rsid="006b51bf" officeooo:paragraph-rsid="007c19d6"/>
    </style:style>
    <style:style style:name="P48" style:family="paragraph" style:parent-style-name="Text_20_body">
      <style:text-properties officeooo:rsid="006b51bf" officeooo:paragraph-rsid="0093819d"/>
    </style:style>
    <style:style style:name="P49" style:family="paragraph" style:parent-style-name="Text_20_body">
      <style:text-properties officeooo:rsid="006b51bf" officeooo:paragraph-rsid="00950868"/>
    </style:style>
    <style:style style:name="P50" style:family="paragraph" style:parent-style-name="Text_20_body">
      <style:text-properties officeooo:rsid="006b51bf" officeooo:paragraph-rsid="00967f65"/>
    </style:style>
    <style:style style:name="P51" style:family="paragraph" style:parent-style-name="Text_20_body">
      <style:text-properties officeooo:rsid="001a7b5c" officeooo:paragraph-rsid="006f0d19"/>
    </style:style>
    <style:style style:name="P52" style:family="paragraph" style:parent-style-name="Text_20_body">
      <style:text-properties fo:font-style="normal" officeooo:rsid="0065ebed" officeooo:paragraph-rsid="007ba35e" style:font-style-asian="normal" style:font-style-complex="normal"/>
    </style:style>
    <style:style style:name="P53" style:family="paragraph" style:parent-style-name="Text_20_body">
      <style:text-properties fo:font-style="normal" officeooo:rsid="0065ebed" officeooo:paragraph-rsid="007f1941" style:font-style-asian="normal" style:font-style-complex="normal"/>
    </style:style>
    <style:style style:name="P54" style:family="paragraph" style:parent-style-name="Text_20_body">
      <style:text-properties fo:font-style="normal" officeooo:rsid="0065ebed" officeooo:paragraph-rsid="0096a623" style:font-style-asian="normal" style:font-style-complex="normal"/>
    </style:style>
    <style:style style:name="P55" style:family="paragraph" style:parent-style-name="Text_20_body">
      <style:text-properties fo:font-style="normal" officeooo:rsid="006f0d19" officeooo:paragraph-rsid="006f0d19" style:font-style-asian="normal" style:font-style-complex="normal"/>
    </style:style>
    <style:style style:name="P56" style:family="paragraph" style:parent-style-name="Text_20_body">
      <style:text-properties fo:font-style="normal" officeooo:rsid="006f0d19" officeooo:paragraph-rsid="0079da50" style:font-style-asian="normal" style:font-style-complex="normal"/>
    </style:style>
    <style:style style:name="P57" style:family="paragraph" style:parent-style-name="Text_20_body">
      <style:text-properties fo:font-style="normal" officeooo:rsid="006f0d19" officeooo:paragraph-rsid="0072af7c" style:font-style-asian="normal" style:font-style-complex="normal"/>
    </style:style>
    <style:style style:name="P58" style:family="paragraph" style:parent-style-name="Text_20_body">
      <style:text-properties fo:font-style="normal" officeooo:rsid="006f0d19" officeooo:paragraph-rsid="007dd161" style:font-style-asian="normal" style:font-style-complex="normal"/>
    </style:style>
    <style:style style:name="P59" style:family="paragraph" style:parent-style-name="Text_20_body">
      <style:text-properties fo:font-style="normal" officeooo:rsid="006f0d19" officeooo:paragraph-rsid="007f1941" style:font-style-asian="normal" style:font-style-complex="normal"/>
    </style:style>
    <style:style style:name="P60" style:family="paragraph" style:parent-style-name="Text_20_body">
      <style:text-properties fo:font-style="normal" officeooo:rsid="006f0d19" officeooo:paragraph-rsid="008110b4" style:font-style-asian="normal" style:font-style-complex="normal"/>
    </style:style>
    <style:style style:name="P61" style:family="paragraph" style:parent-style-name="Text_20_body">
      <style:text-properties fo:font-style="normal" officeooo:rsid="006f0d19" officeooo:paragraph-rsid="007fa7d6" style:font-style-asian="normal" style:font-style-complex="normal"/>
    </style:style>
    <style:style style:name="P62" style:family="paragraph" style:parent-style-name="Text_20_body">
      <style:text-properties fo:font-style="normal" officeooo:rsid="00975fe6" officeooo:paragraph-rsid="00975fe6" style:font-style-asian="normal" style:font-style-complex="normal"/>
    </style:style>
    <style:style style:name="P63" style:family="paragraph" style:parent-style-name="Text_20_body">
      <style:text-properties fo:font-style="normal" fo:font-weight="normal" officeooo:rsid="0073fd77" officeooo:paragraph-rsid="007ba35e" style:font-style-asian="normal" style:font-weight-asian="normal" style:font-style-complex="normal" style:font-weight-complex="normal"/>
    </style:style>
    <style:style style:name="P64" style:family="paragraph" style:parent-style-name="Text_20_body">
      <style:text-properties fo:font-style="normal" fo:font-weight="normal" officeooo:rsid="0073fd77" officeooo:paragraph-rsid="0073fd77" style:font-style-asian="normal" style:font-weight-asian="normal" style:font-style-complex="normal" style:font-weight-complex="normal"/>
    </style:style>
    <style:style style:name="P65" style:family="paragraph" style:parent-style-name="Text_20_body">
      <style:text-properties fo:font-style="normal" fo:font-weight="normal" officeooo:rsid="0075cf77" officeooo:paragraph-rsid="0075cf77" style:font-style-asian="normal" style:font-weight-asian="normal" style:font-style-complex="normal" style:font-weight-complex="normal"/>
    </style:style>
    <style:style style:name="P66" style:family="paragraph" style:parent-style-name="Text_20_body">
      <style:text-properties fo:font-style="normal" fo:font-weight="normal" officeooo:rsid="0075cf77" officeooo:paragraph-rsid="0096a623" style:font-style-asian="normal" style:font-weight-asian="normal" style:font-style-complex="normal" style:font-weight-complex="normal"/>
    </style:style>
    <style:style style:name="P67" style:family="paragraph" style:parent-style-name="Text_20_body">
      <style:text-properties officeooo:rsid="003c5c48" officeooo:paragraph-rsid="0072af7c"/>
    </style:style>
    <style:style style:name="P68" style:family="paragraph" style:parent-style-name="Text_20_body">
      <style:text-properties officeooo:rsid="0075cf77" officeooo:paragraph-rsid="0075cf77"/>
    </style:style>
    <style:style style:name="P69" style:family="paragraph" style:parent-style-name="Text_20_body">
      <style:text-properties officeooo:rsid="007c19d6" officeooo:paragraph-rsid="007c19d6"/>
    </style:style>
    <style:style style:name="P70" style:family="paragraph" style:parent-style-name="Text_20_body">
      <style:text-properties officeooo:rsid="007c19d6" officeooo:paragraph-rsid="00950868"/>
    </style:style>
    <style:style style:name="P71" style:family="paragraph" style:parent-style-name="Text_20_body">
      <style:text-properties officeooo:rsid="007c19d6" officeooo:paragraph-rsid="00967f65"/>
    </style:style>
    <style:style style:name="P72" style:family="paragraph" style:parent-style-name="Text_20_body">
      <style:text-properties officeooo:rsid="003d6b4f" officeooo:paragraph-rsid="007dd161"/>
    </style:style>
    <style:style style:name="P73" style:family="paragraph" style:parent-style-name="Text_20_body">
      <style:text-properties officeooo:rsid="003d6b4f" officeooo:paragraph-rsid="007f2a9f"/>
    </style:style>
    <style:style style:name="P74" style:family="paragraph" style:parent-style-name="Text_20_body">
      <style:text-properties officeooo:rsid="0033fdd5" officeooo:paragraph-rsid="008110b4"/>
    </style:style>
    <style:style style:name="P75" style:family="paragraph" style:parent-style-name="Text_20_body">
      <style:text-properties officeooo:rsid="008d2d6e" officeooo:paragraph-rsid="008d2d6e"/>
    </style:style>
    <style:style style:name="P76" style:family="paragraph" style:parent-style-name="Text_20_body">
      <style:text-properties officeooo:rsid="008d2d6e" officeooo:paragraph-rsid="00975fe6"/>
    </style:style>
    <style:style style:name="P77" style:family="paragraph" style:parent-style-name="Text_20_body">
      <style:text-properties officeooo:rsid="00926ee0" officeooo:paragraph-rsid="00926ee0"/>
    </style:style>
    <style:style style:name="P78" style:family="paragraph" style:parent-style-name="Text_20_body">
      <style:text-properties officeooo:rsid="0093819d" officeooo:paragraph-rsid="0093819d"/>
    </style:style>
    <style:style style:name="P79" style:family="paragraph" style:parent-style-name="Text_20_body">
      <style:text-properties officeooo:rsid="00975fe6" officeooo:paragraph-rsid="00975fe6"/>
    </style:style>
    <style:style style:name="P80" style:family="paragraph" style:parent-style-name="Text_20_body_20_indent">
      <style:text-properties officeooo:rsid="001ad36e" officeooo:paragraph-rsid="001ad36e"/>
    </style:style>
    <style:style style:name="P81" style:family="paragraph" style:parent-style-name="Text_20_body_20_indent">
      <style:text-properties officeooo:rsid="001ad36e" officeooo:paragraph-rsid="0061b460"/>
    </style:style>
    <style:style style:name="P82" style:family="paragraph" style:parent-style-name="Text_20_body_20_indent">
      <style:text-properties officeooo:rsid="001ad36e" officeooo:paragraph-rsid="006265fb"/>
    </style:style>
    <style:style style:name="P83" style:family="paragraph" style:parent-style-name="Text_20_body_20_indent">
      <style:text-properties officeooo:rsid="001d2c5a" officeooo:paragraph-rsid="001d2c5a"/>
    </style:style>
    <style:style style:name="P84" style:family="paragraph" style:parent-style-name="Text_20_body_20_indent">
      <style:text-properties officeooo:rsid="005217b8" officeooo:paragraph-rsid="005217b8"/>
    </style:style>
    <style:style style:name="P85" style:family="paragraph" style:parent-style-name="Text_20_body_20_indent">
      <style:text-properties officeooo:rsid="005336f3" officeooo:paragraph-rsid="005336f3"/>
    </style:style>
    <style:style style:name="P86" style:family="paragraph" style:parent-style-name="Text_20_body_20_indent">
      <style:text-properties officeooo:rsid="0056d200" officeooo:paragraph-rsid="0056d200"/>
    </style:style>
    <style:style style:name="P87" style:family="paragraph" style:parent-style-name="Text_20_body_20_indent">
      <style:text-properties officeooo:rsid="00189280" officeooo:paragraph-rsid="0061867a"/>
    </style:style>
    <style:style style:name="P88" style:family="paragraph" style:parent-style-name="Text_20_body_20_indent">
      <style:text-properties officeooo:rsid="0061b460" officeooo:paragraph-rsid="0061b460"/>
    </style:style>
    <style:style style:name="P89" style:family="paragraph" style:parent-style-name="Text_20_body_20_indent">
      <style:text-properties officeooo:rsid="0067d768" officeooo:paragraph-rsid="0067d768"/>
    </style:style>
    <style:style style:name="P90" style:family="paragraph" style:parent-style-name="Text_20_body_20_indent">
      <style:text-properties officeooo:rsid="0053b9cc" officeooo:paragraph-rsid="0053b9cc"/>
    </style:style>
    <style:style style:name="P91" style:family="paragraph" style:parent-style-name="Text_20_body_20_indent">
      <style:text-properties officeooo:rsid="00875834" officeooo:paragraph-rsid="00875834"/>
    </style:style>
    <style:style style:name="P92" style:family="paragraph" style:parent-style-name="Text_20_body_20_indent">
      <style:text-properties officeooo:rsid="0089fc13" officeooo:paragraph-rsid="0089fc13"/>
    </style:style>
    <style:style style:name="P93" style:family="paragraph" style:parent-style-name="Text_20_body_20_indent">
      <style:text-properties officeooo:rsid="008ac6c9" officeooo:paragraph-rsid="008ac6c9"/>
    </style:style>
    <style:style style:name="P94" style:family="paragraph" style:parent-style-name="Text_20_body_20_indent">
      <style:text-properties officeooo:rsid="00577f12" officeooo:paragraph-rsid="00577f12"/>
    </style:style>
    <style:style style:name="P95" style:family="paragraph" style:parent-style-name="Text_20_body_20_indent">
      <style:text-properties officeooo:rsid="00577f12" officeooo:paragraph-rsid="008b9cde"/>
    </style:style>
    <style:style style:name="P96" style:family="paragraph" style:parent-style-name="Text_20_body_20_indent">
      <style:text-properties officeooo:rsid="008e97af" officeooo:paragraph-rsid="008e97af"/>
    </style:style>
    <style:style style:name="P97" style:family="paragraph" style:parent-style-name="Text_20_body_20_indent">
      <style:text-properties officeooo:rsid="008e97af" officeooo:paragraph-rsid="008f690d"/>
    </style:style>
    <style:style style:name="P98" style:family="paragraph" style:parent-style-name="Text_20_body_20_indent">
      <style:text-properties officeooo:rsid="008e97af" officeooo:paragraph-rsid="009165bd"/>
    </style:style>
    <style:style style:name="P99" style:family="paragraph" style:parent-style-name="Text_20_body_20_indent">
      <style:text-properties fo:font-weight="normal" officeooo:rsid="008f690d" officeooo:paragraph-rsid="008f690d" style:font-weight-asian="normal" style:font-weight-complex="normal"/>
    </style:style>
    <style:style style:name="P100" style:family="paragraph" style:parent-style-name="Text_20_body_20_indent">
      <style:text-properties fo:font-weight="normal" officeooo:rsid="009165bd" officeooo:paragraph-rsid="009165bd" style:font-weight-asian="normal" style:font-weight-complex="normal"/>
    </style:style>
    <style:style style:name="P101" style:family="paragraph" style:parent-style-name="Text_20_body_20_indent">
      <style:text-properties officeooo:rsid="008f690d" officeooo:paragraph-rsid="008f690d"/>
    </style:style>
    <style:style style:name="P102" style:family="paragraph" style:parent-style-name="Text_20_body_20_indent">
      <style:text-properties officeooo:rsid="009165bd" officeooo:paragraph-rsid="009165bd"/>
    </style:style>
    <style:style style:name="P103" style:family="paragraph" style:parent-style-name="Text_20_body">
      <style:paragraph-properties fo:margin-left="0cm" fo:margin-right="0cm" fo:text-indent="0cm" style:auto-text-indent="false"/>
      <style:text-properties officeooo:rsid="003072ff" officeooo:paragraph-rsid="0079da50"/>
    </style:style>
    <style:style style:name="P10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7" style:family="paragraph" style:parent-style-name="Heading_20_2">
      <style:text-properties officeooo:rsid="001e0cd2" officeooo:paragraph-rsid="001e0cd2"/>
    </style:style>
    <style:style style:name="P108" style:family="paragraph" style:parent-style-name="Heading_20_2">
      <style:text-properties officeooo:rsid="0038a1ea" officeooo:paragraph-rsid="0038a1ea"/>
    </style:style>
    <style:style style:name="P109" style:family="paragraph" style:parent-style-name="Heading_20_2">
      <style:text-properties officeooo:paragraph-rsid="009165bd"/>
    </style:style>
    <style:style style:name="P110" style:family="paragraph" style:parent-style-name="Heading_20_3">
      <style:text-properties officeooo:rsid="001fa792" officeooo:paragraph-rsid="001fa792"/>
    </style:style>
    <style:style style:name="P111" style:family="paragraph" style:parent-style-name="Heading_20_3">
      <style:text-properties officeooo:rsid="002d7aa5" officeooo:paragraph-rsid="002d7aa5"/>
    </style:style>
    <style:style style:name="P112" style:family="paragraph" style:parent-style-name="Heading_20_3">
      <style:text-properties officeooo:rsid="002d7aa5" officeooo:paragraph-rsid="002f036f"/>
    </style:style>
    <style:style style:name="P113" style:family="paragraph" style:parent-style-name="Heading_20_3">
      <style:text-properties officeooo:rsid="00331d6a" officeooo:paragraph-rsid="00331d6a"/>
    </style:style>
    <style:style style:name="P114" style:family="paragraph" style:parent-style-name="Heading_20_3">
      <style:text-properties officeooo:rsid="001a7b5c" officeooo:paragraph-rsid="001a7b5c"/>
    </style:style>
    <style:style style:name="P115" style:family="paragraph" style:parent-style-name="Heading_20_3">
      <style:text-properties officeooo:rsid="003a70e4" officeooo:paragraph-rsid="0038a1ea"/>
    </style:style>
    <style:style style:name="P116" style:family="paragraph" style:parent-style-name="Heading_20_3">
      <style:text-properties officeooo:rsid="003c5c48" officeooo:paragraph-rsid="003c5c48"/>
    </style:style>
    <style:style style:name="P117" style:family="paragraph" style:parent-style-name="Heading_20_3">
      <style:text-properties officeooo:rsid="003d6b4f" officeooo:paragraph-rsid="003d6b4f"/>
    </style:style>
    <style:style style:name="P118" style:family="paragraph" style:parent-style-name="Heading_20_3">
      <style:paragraph-properties fo:margin-left="0cm" fo:margin-right="0cm" fo:text-indent="0cm" style:auto-text-indent="false"/>
      <style:text-properties officeooo:rsid="002fb793" officeooo:paragraph-rsid="007079f8"/>
    </style:style>
    <style:style style:name="P119" style:family="paragraph" style:parent-style-name="Heading_20_3">
      <style:paragraph-properties fo:margin-left="0cm" fo:margin-right="0cm" fo:text-indent="0cm" style:auto-text-indent="false"/>
      <style:text-properties officeooo:rsid="003ff25c" officeooo:paragraph-rsid="003ff25c"/>
    </style:style>
    <style:style style:name="P120" style:family="paragraph" style:parent-style-name="Heading_20_3">
      <style:paragraph-properties fo:margin-left="0cm" fo:margin-right="0cm" fo:text-indent="0cm" style:auto-text-indent="false"/>
      <style:text-properties officeooo:rsid="003ff25c" officeooo:paragraph-rsid="0041a43d"/>
    </style:style>
    <style:style style:name="T1" style:family="text">
      <style:text-properties officeooo:rsid="001babfd"/>
    </style:style>
    <style:style style:name="T2" style:family="text">
      <style:text-properties officeooo:rsid="001ca60a"/>
    </style:style>
    <style:style style:name="T3" style:family="text">
      <style:text-properties officeooo:rsid="002d7aa5"/>
    </style:style>
    <style:style style:name="T4" style:family="text">
      <style:text-properties officeooo:rsid="001fa792"/>
    </style:style>
    <style:style style:name="T5" style:family="text">
      <style:text-properties officeooo:rsid="001ad36e"/>
    </style:style>
    <style:style style:name="T6" style:family="text">
      <style:text-properties officeooo:rsid="00370d2c"/>
    </style:style>
    <style:style style:name="T7" style:family="text">
      <style:text-properties officeooo:rsid="003ff25c"/>
    </style:style>
    <style:style style:name="T8" style:family="text">
      <style:text-properties officeooo:rsid="0041a43d"/>
    </style:style>
    <style:style style:name="T9" style:family="text">
      <style:text-properties officeooo:rsid="005336f3"/>
    </style:style>
    <style:style style:name="T10" style:family="text">
      <style:text-properties officeooo:rsid="0054798d"/>
    </style:style>
    <style:style style:name="T11" style:family="text">
      <style:text-properties officeooo:rsid="00577f12"/>
    </style:style>
    <style:style style:name="T12" style:family="text">
      <style:text-properties officeooo:rsid="00601072"/>
    </style:style>
    <style:style style:name="T13" style:family="text">
      <style:text-properties officeooo:rsid="0061b460"/>
    </style:style>
    <style:style style:name="T14" style:family="text">
      <style:text-properties officeooo:rsid="006265fb"/>
    </style:style>
    <style:style style:name="T15" style:family="text">
      <style:text-properties officeooo:rsid="00641770"/>
    </style:style>
    <style:style style:name="T16" style:family="text">
      <style:text-properties officeooo:rsid="0065ebed"/>
    </style:style>
    <style:style style:name="T17" style:family="text">
      <style:text-properties officeooo:rsid="0067d768"/>
    </style:style>
    <style:style style:name="T18" style:family="text">
      <style:text-properties officeooo:rsid="00688015"/>
    </style:style>
    <style:style style:name="T19" style:family="text">
      <style:text-properties officeooo:rsid="0069600e"/>
    </style:style>
    <style:style style:name="T20" style:family="text">
      <style:text-properties officeooo:rsid="002dd8d5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6b51bf" style:font-style-asian="italic" style:font-style-complex="italic"/>
    </style:style>
    <style:style style:name="T23" style:family="text">
      <style:text-properties fo:font-style="italic" officeooo:rsid="006d2389" style:font-style-asian="italic" style:font-style-complex="italic"/>
    </style:style>
    <style:style style:name="T24" style:family="text">
      <style:text-properties fo:font-style="italic" officeooo:rsid="006f0d19" style:font-style-asian="italic" style:font-style-complex="italic"/>
    </style:style>
    <style:style style:name="T25" style:family="text">
      <style:text-properties fo:font-style="italic" officeooo:rsid="002dd8d5" style:font-style-asian="italic" style:font-style-complex="italic"/>
    </style:style>
    <style:style style:name="T26" style:family="text">
      <style:text-properties fo:font-style="italic" officeooo:rsid="0075cf77" style:font-style-asian="italic" style:font-style-complex="italic"/>
    </style:style>
    <style:style style:name="T27" style:family="text">
      <style:text-properties fo:font-style="italic" officeooo:rsid="007ba35e" style:font-style-asian="italic" style:font-style-complex="italic"/>
    </style:style>
    <style:style style:name="T28" style:family="text">
      <style:text-properties fo:font-style="italic" officeooo:rsid="007c19d6" style:font-style-asian="italic" style:font-style-complex="italic"/>
    </style:style>
    <style:style style:name="T29" style:family="text">
      <style:text-properties fo:font-style="italic" officeooo:rsid="008ac6c9" style:font-style-asian="italic" style:font-style-complex="italic"/>
    </style:style>
    <style:style style:name="T30" style:family="text">
      <style:text-properties fo:font-style="italic" officeooo:rsid="008b9cde" style:font-style-asian="italic" style:font-style-complex="italic"/>
    </style:style>
    <style:style style:name="T31" style:family="text">
      <style:text-properties fo:font-style="italic" officeooo:rsid="008e97af" style:font-style-asian="italic" style:font-style-complex="italic"/>
    </style:style>
    <style:style style:name="T32" style:family="text">
      <style:text-properties fo:font-style="italic" officeooo:rsid="008f690d" style:font-style-asian="italic" style:font-style-complex="italic"/>
    </style:style>
    <style:style style:name="T33" style:family="text">
      <style:text-properties fo:font-style="italic" officeooo:rsid="0093819d" style:font-style-asian="italic" style:font-style-complex="italic"/>
    </style:style>
    <style:style style:name="T34" style:family="text">
      <style:text-properties fo:font-style="italic" officeooo:rsid="00950868" style:font-style-asian="italic" style:font-style-complex="italic"/>
    </style:style>
    <style:style style:name="T35" style:family="text">
      <style:text-properties fo:font-style="italic" officeooo:rsid="00975fe6" style:font-style-asian="italic" style:font-style-complex="italic"/>
    </style:style>
    <style:style style:name="T36" style:family="text">
      <style:text-properties fo:font-style="italic" officeooo:rsid="00996a34" style:font-style-asian="italic" style:font-style-complex="italic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6f0d19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73fd77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7ba35e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2dd8d5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7f1941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6b51bf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93819d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6d2389" style:font-style-asian="italic" style:font-weight-asian="normal" style:font-style-complex="italic" style:font-weight-complex="normal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6d2389" style:font-style-asian="normal" style:font-style-complex="normal"/>
    </style:style>
    <style:style style:name="T49" style:family="text">
      <style:text-properties fo:font-style="normal" officeooo:rsid="0075cf77" style:font-style-asian="normal" style:font-style-complex="normal"/>
    </style:style>
    <style:style style:name="T50" style:family="text">
      <style:text-properties fo:font-style="normal" officeooo:rsid="007c19d6" style:font-style-asian="normal" style:font-style-complex="normal"/>
    </style:style>
    <style:style style:name="T51" style:family="text">
      <style:text-properties fo:font-style="normal" officeooo:rsid="008b9cde" style:font-style-asian="normal" style:font-style-complex="normal"/>
    </style:style>
    <style:style style:name="T52" style:family="text">
      <style:text-properties fo:font-style="normal" officeooo:rsid="008d2d6e" style:font-style-asian="normal" style:font-style-complex="normal"/>
    </style:style>
    <style:style style:name="T53" style:family="text">
      <style:text-properties fo:font-style="normal" officeooo:rsid="007f1941" style:font-style-asian="normal" style:font-style-complex="normal"/>
    </style:style>
    <style:style style:name="T54" style:family="text">
      <style:text-properties fo:font-style="normal" officeooo:rsid="006b51bf" style:font-style-asian="normal" style:font-style-complex="normal"/>
    </style:style>
    <style:style style:name="T55" style:family="text">
      <style:text-properties fo:font-style="normal" officeooo:rsid="008e97af" style:font-style-asian="normal" style:font-style-complex="normal"/>
    </style:style>
    <style:style style:name="T56" style:family="text">
      <style:text-properties fo:font-style="normal" officeooo:rsid="008f690d" style:font-style-asian="normal" style:font-style-complex="normal"/>
    </style:style>
    <style:style style:name="T57" style:family="text">
      <style:text-properties fo:font-style="normal" officeooo:rsid="009165bd" style:font-style-asian="normal" style:font-style-complex="normal"/>
    </style:style>
    <style:style style:name="T58" style:family="text">
      <style:text-properties fo:font-style="normal" officeooo:rsid="0093819d" style:font-style-asian="normal" style:font-style-complex="normal"/>
    </style:style>
    <style:style style:name="T59" style:family="text">
      <style:text-properties fo:font-style="normal" officeooo:rsid="00975fe6" style:font-style-asian="normal" style:font-style-complex="normal"/>
    </style:style>
    <style:style style:name="T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73fd77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7ba35e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7f1941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65ebed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75cf77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8e97af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93819d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950868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967f65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975fe6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75cf77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8e97af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8f690d" style:font-style-asian="normal" style:font-weight-asian="bold" style:font-style-complex="normal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1a7b5c" style:font-weight-asian="bold" style:font-weight-complex="bold"/>
    </style:style>
    <style:style style:name="T77" style:family="text">
      <style:text-properties fo:font-weight="bold" officeooo:rsid="0065ebed" style:font-weight-asian="bold" style:font-weight-complex="bold"/>
    </style:style>
    <style:style style:name="T78" style:family="text">
      <style:text-properties fo:font-weight="bold" officeooo:rsid="00975fe6" style:font-weight-asian="bold" style:font-weight-complex="bold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7f1941" style:font-weight-asian="normal" style:font-weight-complex="normal"/>
    </style:style>
    <style:style style:name="T81" style:family="text">
      <style:text-properties officeooo:rsid="0073fd77"/>
    </style:style>
    <style:style style:name="T82" style:family="text">
      <style:text-properties officeooo:rsid="0074dbca"/>
    </style:style>
    <style:style style:name="T83" style:family="text">
      <style:text-properties officeooo:rsid="007ba35e"/>
    </style:style>
    <style:style style:name="T84" style:family="text">
      <style:text-properties officeooo:rsid="008110b4"/>
    </style:style>
    <style:style style:name="T85" style:family="text">
      <style:text-properties officeooo:rsid="008ac6c9"/>
    </style:style>
    <style:style style:name="T86" style:family="text">
      <style:text-properties officeooo:rsid="008e97af"/>
    </style:style>
    <style:style style:name="T87" style:family="text">
      <style:text-properties officeooo:rsid="008f690d"/>
    </style:style>
    <style:style style:name="T88" style:family="text">
      <style:text-properties officeooo:rsid="00926ee0"/>
    </style:style>
    <style:style style:name="T89" style:family="text">
      <style:text-properties officeooo:rsid="0093819d"/>
    </style:style>
    <style:style style:name="T90" style:family="text">
      <style:text-properties officeooo:rsid="0096a623"/>
    </style:style>
    <style:style style:name="T91" style:family="text">
      <style:text-properties officeooo:rsid="00975fe6"/>
    </style:style>
    <style:style style:name="T92" style:family="text">
      <style:text-properties officeooo:rsid="009bd1f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Изображение1" text:anchor-type="paragraph" svg:width="1.127cm" svg:height="1.127cm" draw:z-index="0"><draw:image xlink:href="Pictures/10000201000000200000002099A0A4DA7EB6FA76.png" xlink:type="simple" xlink:show="embed" xlink:actuate="onLoad" loext:mime-type="image/png"/></draw:frame></text:p>
      <text:p text:style-name="Title">Библиотека Win.</text:p>
      <text:table-of-content text:style-name="Sect1" text:protected="true" text:name="Table of Contents1">
        <text:table-of-content-source text:outline-level="10">
          <text:index-title-template text:style-name="Contents_20_Heading">Содержание.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.</text:p>
          </text:index-title>
          <text:p text:style-name="P104"><text:a xlink:type="simple" xlink:href="#__RefHeading___Toc669_968430150" text:style-name="Index_20_Link" text:visited-style-name="Index_20_Link">Введение.<text:tab/>1</text:a></text:p>
          <text:p text:style-name="P104"><text:a xlink:type="simple" xlink:href="#__RefHeading___Toc671_968430150" text:style-name="Index_20_Link" text:visited-style-name="Index_20_Link">Визуальные компоненты.<text:tab/>1</text:a></text:p>
          <text:p text:style-name="P105"><text:a xlink:type="simple" xlink:href="#__RefHeading___Toc673_968430150" text:style-name="Index_20_Link" text:visited-style-name="Index_20_Link">Контейнеры.<text:tab/>2</text:a></text:p>
          <text:p text:style-name="P106"><text:a xlink:type="simple" xlink:href="#__RefHeading___Toc675_968430150" text:style-name="Index_20_Link" text:visited-style-name="Index_20_Link">Главное окно(winWin).<text:tab/>2</text:a></text:p>
          <text:p text:style-name="P106"><text:a xlink:type="simple" xlink:href="#__RefHeading___Toc677_968430150" text:style-name="Index_20_Link" text:visited-style-name="Index_20_Link">Компонент вертикального и горизонтального размещения (winBox).<text:tab/>3</text:a></text:p>
          <text:p text:style-name="P106"><text:a xlink:type="simple" xlink:href="#__RefHeading___Toc679_968430150" text:style-name="Index_20_Link" text:visited-style-name="Index_20_Link">Компонент вертикального и горизонтального размещения кнопок (winBoxB).<text:tab/>4</text:a></text:p>
          <text:p text:style-name="P106"><text:a xlink:type="simple" xlink:href="#__RefHeading___Toc681_968430150" text:style-name="Index_20_Link" text:visited-style-name="Index_20_Link">Контейнер панели с закладками (winNb).<text:tab/>4</text:a></text:p>
          <text:p text:style-name="P106"><text:a xlink:type="simple" xlink:href="#__RefHeading___Toc683_968430150" text:style-name="Index_20_Link" text:visited-style-name="Index_20_Link">Скроллинговое окно (winScroll).<text:tab/>5</text:a></text:p>
          <text:p text:style-name="P105"><text:a xlink:type="simple" xlink:href="#__RefHeading___Toc685_968430150" text:style-name="Index_20_Link" text:visited-style-name="Index_20_Link">Компоненты.<text:tab/>5</text:a></text:p>
          <text:p text:style-name="P106"><text:a xlink:type="simple" xlink:href="#__RefHeading___Toc687_968430150" text:style-name="Index_20_Link" text:visited-style-name="Index_20_Link">Текстовая метка(winLb).<text:tab/>5</text:a></text:p>
          <text:p text:style-name="P106"><text:a xlink:type="simple" xlink:href="#__RefHeading___Toc689_968430150" text:style-name="Index_20_Link" text:visited-style-name="Index_20_Link">Изображение (winImg).<text:tab/>6</text:a></text:p>
          <text:p text:style-name="P106"><text:a xlink:type="simple" xlink:href="#__RefHeading___Toc691_968430150" text:style-name="Index_20_Link" text:visited-style-name="Index_20_Link">Кнопка (winBut).<text:tab/>6</text:a></text:p>
          <text:p text:style-name="P106"><text:a xlink:type="simple" xlink:href="#__RefHeading___Toc693_968430150" text:style-name="Index_20_Link" text:visited-style-name="Index_20_Link">Календарь (winCalendar).<text:tab/>7</text:a></text:p>
          <text:p text:style-name="P106"><text:a xlink:type="simple" xlink:href="#__RefHeading___Toc695_968430150" text:style-name="Index_20_Link" text:visited-style-name="Index_20_Link">Таблица (winGrid).<text:tab/>7</text:a></text:p>
          <text:p text:style-name="P106"><text:a xlink:type="simple" xlink:href="#__RefHeading___Toc11698_2955310269" text:style-name="Index_20_Link" text:visited-style-name="Index_20_Link">Дерево (winTree).<text:tab/>8</text:a></text:p>
          <text:p text:style-name="P104"><text:a xlink:type="simple" xlink:href="#__RefHeading___Toc1415_1433090363" text:style-name="Index_20_Link" text:visited-style-name="Index_20_Link"><text:span text:style-name="T47">Ч</text:span></text:a><text:a xlink:type="simple" xlink:href="#__RefHeading___Toc1415_1433090363" text:style-name="Index_20_Link" text:visited-style-name="Index_20_Link"><text:span text:style-name="T47">тение и запись атрибутов.</text:span></text:a><text:a xlink:type="simple" xlink:href="#__RefHeading___Toc1415_1433090363" text:style-name="Index_20_Link" text:visited-style-name="Index_20_Link"><text:tab/>8</text:a></text:p>
          <text:p text:style-name="P105"><text:a xlink:type="simple" xlink:href="#__RefHeading___Toc1417_1433090363" text:style-name="Index_20_Link" text:visited-style-name="Index_20_Link">Заголовки компонентов.<text:tab/>8</text:a></text:p>
          <text:p text:style-name="P105"><text:a xlink:type="simple" xlink:href="#__RefHeading___Toc1419_1433090363" text:style-name="Index_20_Link" text:visited-style-name="Index_20_Link"><text:span text:style-name="T47">Д</text:span></text:a><text:a xlink:type="simple" xlink:href="#__RefHeading___Toc1419_1433090363" text:style-name="Index_20_Link" text:visited-style-name="Index_20_Link"><text:span text:style-name="T47">анные компонентов.</text:span></text:a><text:a xlink:type="simple" xlink:href="#__RefHeading___Toc1419_1433090363" text:style-name="Index_20_Link" text:visited-style-name="Index_20_Link"><text:tab/>9</text:a></text:p>
          <text:p text:style-name="P105"><text:a xlink:type="simple" xlink:href="#__RefHeading___Toc1421_1433090363" text:style-name="Index_20_Link" text:visited-style-name="Index_20_Link"><text:span text:style-name="T47">Добавить д</text:span></text:a><text:a xlink:type="simple" xlink:href="#__RefHeading___Toc1421_1433090363" text:style-name="Index_20_Link" text:visited-style-name="Index_20_Link"><text:span text:style-name="T47">анные </text:span></text:a><text:a xlink:type="simple" xlink:href="#__RefHeading___Toc1421_1433090363" text:style-name="Index_20_Link" text:visited-style-name="Index_20_Link"><text:span text:style-name="T47">в</text:span></text:a><text:a xlink:type="simple" xlink:href="#__RefHeading___Toc1421_1433090363" text:style-name="Index_20_Link" text:visited-style-name="Index_20_Link"><text:span text:style-name="T47"> компонент.</text:span></text:a><text:a xlink:type="simple" xlink:href="#__RefHeading___Toc1421_1433090363" text:style-name="Index_20_Link" text:visited-style-name="Index_20_Link"><text:tab/>9</text:a></text:p>
          <text:p text:style-name="P104"><text:a xlink:type="simple" xlink:href="#__RefHeading___Toc699_968430150" text:style-name="Index_20_Link" text:visited-style-name="Index_20_Link">Локализация приложения.<text:tab/>10</text:a></text:p>
          <text:p text:style-name="P104"><text:a xlink:type="simple" xlink:href="#__RefHeading___Toc11704_2955310269" text:style-name="Index_20_Link" text:visited-style-name="Index_20_Link">Открытие канала связи с сервером.<text:tab/>10</text:a></text:p>
          <text:p text:style-name="P104"><text:a xlink:type="simple" xlink:href="#__RefHeading___Toc919_968430150" text:style-name="Index_20_Link" text:visited-style-name="Index_20_Link">Отображение окна в клиентском приложении.<text:tab/>10</text:a></text:p>
        </text:index-body>
      </text:table-of-content>
      <text:p text:style-name="P17"/>
      <text:h text:style-name="Heading_20_1" text:outline-level="1"><text:bookmark-start text:name="__RefHeading___Toc669_968430150"/>Введение.<text:bookmark-end text:name="__RefHeading___Toc669_968430150"/></text:h>
      <text:p text:style-name="P87">Библиотека находится в разработке и имеет ограниченные возможности. В ходе разработки она будет доработана. Предполагается что библиотека будет использоваться в клиентских приложениях, для построения диалога с пользователем. Элементами библиотеки служат визуальные компоненты библиотеки GTK+.</text:p>
      <text:h text:style-name="Heading_20_1" text:outline-level="1"><text:bookmark-start text:name="__RefHeading___Toc671_968430150"/>Визуальные компоненты.<text:bookmark-end text:name="__RefHeading___Toc671_968430150"/></text:h>
      <text:p text:style-name="P80">Визуальные компоненты могут иметь следующие атрибуты:</text:p>
      <text:p text:style-name="P81"><text:span text:style-name="T75">CwinTypeAtrName</text:span><text:span text:style-name="T79"> </text:span>— имя компонента,</text:p>
      <text:p text:style-name="P81"><text:bookmark-start text:name="__DdeLink__13103_1010561410"/><text:span text:style-name="T75">CwinTypeAtrSize</text:span><text:bookmark-end text:name="__DdeLink__13103_1010561410"/> -<text:span text:style-name="T13">размер компонента, значением является вектор.</text:span></text:p>
      <text:p text:style-name="P88"><text:s text:c="2"/>компонента вектора %v64[0] — ширина,</text:p>
      <text:p text:style-name="P88"><text:s text:c="2"/>компонента вектора %v64[1] — высота,</text:p>
      <text:p text:style-name="P81"><text:soft-page-break/><text:span text:style-name="T75">CwinTypeAtrNbTabIs</text:span> —<text:span text:style-name="T1"> есть ли закладки в компоненте нотебук,</text:span></text:p>
      <text:p text:style-name="P81"><text:span text:style-name="T75">CwinTypeAtrPos</text:span> —<text:span text:style-name="T1"> позиция, значением является вектор.</text:span></text:p>
      <text:p text:style-name="P88"><text:s text:c="2"/>компонента вектора %v64[0] — координата X,</text:p>
      <text:p text:style-name="P88"><text:s text:c="2"/>компонента вектора %v64[1] — координата Y,</text:p>
      <text:p text:style-name="P81"><text:span text:style-name="T75">CwinTypeAtrhScPol</text:span> —<text:span text:style-name="T1"> горизонтальная позиция,</text:span></text:p>
      <text:p text:style-name="P81"><text:span text:style-name="T75">CwinTypeAtrvScPol</text:span> —<text:span text:style-name="T1"> вертикальная позиция,</text:span></text:p>
      <text:p text:style-name="P81"><text:span text:style-name="T75">CwinTypeAtrBoxStyle</text:span> —<text:span text:style-name="T1"> стиль BOX компонента,</text:span></text:p>
      <text:p text:style-name="P81"><text:span text:style-name="T75">CwinTypeAtrCell</text:span> —<text:span text:style-name="T1"> количество колонок в таблице,</text:span></text:p>
      <text:p text:style-name="P82"><text:span text:style-name="T75">CwinTypeAtrSpacing</text:span> —<text:span text:style-name="T1"> поля</text:span> <text:span text:style-name="T1">компонента,</text:span></text:p>
      <text:p text:style-name="P82"><text:span text:style-name="T75">CwinTypeAtrNbScroll</text:span> —<text:span text:style-name="T1"> скролинг компонента,</text:span></text:p>
      <text:p text:style-name="P82"><text:span text:style-name="T75">CwinTypeAtrVisible</text:span> —<text:span text:style-name="T1"> видим ли компонент,</text:span></text:p>
      <text:p text:style-name="P82"><text:span text:style-name="T75">CwinTypeAtrImg</text:span> —<text:span text:style-name="T2"> имя файла картинки,</text:span></text:p>
      <text:p text:style-name="P82"><text:span text:style-name="T75">CwinTypeAtrModel</text:span> —<text:span text:style-name="T2"> модель для таблицы,</text:span></text:p>
      <text:p text:style-name="P82"><text:span text:style-name="T75">CwinTypeAtrTitle</text:span> —<text:span text:style-name="T2"> заголовок компонента,</text:span></text:p>
      <text:p text:style-name="P82"><text:span text:style-name="T75">CwinTypeAtrData</text:span> - <text:span text:style-name="T14">содержание компонента,</text:span></text:p>
      <text:p text:style-name="P82"><text:span text:style-name="T75">CwinTypeAtrDataAdd</text:span> - <text:span text:style-name="T14">добавить</text:span> <text:span text:style-name="T14">содержание компонента,</text:span></text:p>
      <text:p text:style-name="P82"><text:span text:style-name="T75">CwinTypeAtrFocus</text:span> — <text:span text:style-name="T14">фокус компонента,</text:span></text:p>
      <text:p text:style-name="P80"><text:s/>//обработчики событий</text:p>
      <text:p text:style-name="P82"><text:span text:style-name="T75">CwinTypeAtrOn</text:span> - <text:span text:style-name="T14">имя </text:span>обработчик<text:span text:style-name="T14">а</text:span> событий;</text:p>
      <text:p text:style-name="P89">Обработчик задается как имя метки и имя модуля.</text:p>
      <text:p text:style-name="P89">Например:</text:p>
      <text:p text:style-name="P19"><text:s text:c="4"/>Do <text:span text:style-name="T75">%winSetAtr</text:span>(<text:span text:style-name="T75">CwinTypeAtrOn</text:span>,<text:span text:style-name="T36">name</text:span>,onInit,byxUsrUI);</text:p>
      <text:p text:style-name="P19">onInit — <text:span text:style-name="T17">метка в модуле </text:span>byxUsrUI, <text:span text:style-name="T17">которая будет вызвана в качестве обработчика этого события.</text:span></text:p>
      <text:p text:style-name="P83">Манипулиру<text:span text:style-name="T15">я</text:span> атрибутами компонента можно управлять ими.</text:p>
      <text:h text:style-name="P107" text:outline-level="2"><text:bookmark-start text:name="__RefHeading___Toc673_968430150"/>Контейнеры.<text:bookmark-end text:name="__RefHeading___Toc673_968430150"/></text:h>
      <text:h text:style-name="P110" text:outline-level="3"><text:bookmark-start text:name="__RefHeading___Toc675_968430150"/>Главное окно(winWin).<text:bookmark-end text:name="__RefHeading___Toc675_968430150"/></text:h>
      <text:p text:style-name="P4">Этот компонент является контейнером для всех других окон. В дереве описания это окно находится в узле под которым располагаются все остальные компоненты.</text:p>
      <text:p text:style-name="P23"><text:bookmark-start text:name="__DdeLink__13109_1010561410"/>Тип окна - CwinTypeWinMain<text:bookmark-end text:name="__DdeLink__13109_1010561410"/></text:p>
      <text:p text:style-name="P18">Создается командой:</text:p>
      <text:p text:style-name="P34"><text:soft-page-break/><text:s text:c="4"/>Do <text:span text:style-name="T75">%winNew</text:span>(<text:span text:style-name="T75">CwinTypeWinMain</text:span><text:span text:style-name="T79">,</text:span><text:span text:style-name="T44">name</text:span><text:span text:style-name="T21">&lt;,</text:span><text:span text:style-name="T24">nameParent</text:span><text:span text:style-name="T21">,</text:span><text:bookmark-start text:name="__DdeLink__13101_1010561410"/><text:span text:style-name="T21">Title</text:span><text:bookmark-end text:name="__DdeLink__13101_1010561410"/><text:span text:style-name="T21">&gt;</text:span>);</text:p>
      <text:p text:style-name="P18">name- имя компонента,</text:p>
      <text:p text:style-name="P55"><text:bookmark-start text:name="__DdeLink__866_3599233418"/>nameParent — имя предка,</text:p>
      <text:p text:style-name="P18">Title — заголовок окна, может не указываться.</text:p>
      <text:p text:style-name="P1"><text:bookmark-end text:name="__DdeLink__866_3599233418"/><text:bookmark-start text:name="__DdeLink__890_3599233418"/><text:bookmark-start text:name="__DdeLink__13141_1010561410"/><text:span text:style-name="T16">Могут быть заданы </text:span>атрибуты:</text:p>
      <text:p text:style-name="P1"><text:bookmark-end text:name="__DdeLink__890_3599233418"/><text:bookmark-end text:name="__DdeLink__13141_1010561410"/><text:s/><text:span text:style-name="T5">CwinTypeAtrSize — размер окна,</text:span></text:p>
      <text:p text:style-name="P43">CwinTypeAtrOn — <text:span text:style-name="T16">обработчик инициализации окна, в котором могут быть загружены заголовки всех компонентов из Ini файлов, если необходима связь с сервером, то в этом обработчике необходимо открыть канал связи с сервером.</text:span></text:p>
      <text:p text:style-name="P18">Например : </text:p>
      <text:p text:style-name="P18"><text:s text:c="4"/>//задать размеры окна</text:p>
      <text:p text:style-name="P18"><text:s text:c="4"/>S<text:span text:style-name="T92">et</text:span> $1=800,$1.<text:span text:style-name="T75">%v64</text:span>(1)=900;</text:p>
      <text:p text:style-name="P34"><text:s text:c="4"/>Set <text:bookmark-start text:name="__DdeLink__868_3599233418"/><text:span text:style-name="T75">%winSetAtr</text:span><text:bookmark-end text:name="__DdeLink__868_3599233418"/><text:span text:style-name="T75">(CwinTypeAtrSize</text:span><text:bookmark-start text:name="__DdeLink__1281_588156930"/>,<text:span text:style-name="T22">name</text:span><text:bookmark-end text:name="__DdeLink__1281_588156930"/>)=$1;</text:p>
      <text:p text:style-name="P18"><text:s text:c="4"/>//установить обработчик инициализации приложения</text:p>
      <text:p text:style-name="P34"><text:bookmark-start text:name="__DdeLink__898_3599233418"/><text:s text:c="4"/>Do <text:span text:style-name="T75">%winSetAtr(CwinTypeAtrOn</text:span>,<text:span text:style-name="T22">name</text:span>,onInit,byxUsrUI);</text:p>
      <text:p text:style-name="P19">onInit — <text:span text:style-name="T17">метка в модуле </text:span>byxUsrUI, <text:span text:style-name="T17">которая будет вызвана в качестве обработчика этого события.</text:span></text:p>
      <text:h text:style-name="P111" text:outline-level="3"><text:bookmark-end text:name="__DdeLink__898_3599233418"/><text:bookmark-start text:name="__RefHeading___Toc677_968430150"/>Компонент вертикального и горизонтального размещения (winBox).<text:bookmark-end text:name="__RefHeading___Toc677_968430150"/></text:h>
      <text:p text:style-name="P2">Этот компонент является контейнером для всех других окон. <text:span text:style-name="T3">Сюда помещаются другие компоненты которые размещаются один за другим либо по горизонтали либо по вертикали.</text:span></text:p>
      <text:p text:style-name="P2"><text:bookmark-start text:name="__DdeLink__871_3599233418"/><text:bookmark-start text:name="__DdeLink__13135_1010561410"/><text:span text:style-name="T16">Тип окна — </text:span><text:bookmark-start text:name="__DdeLink__13114_1010561410"/><text:span text:style-name="T16">CwinTypeWinBox</text:span><text:bookmark-end text:name="__DdeLink__13114_1010561410"/></text:p>
      <text:p text:style-name="P20"><text:bookmark-end text:name="__DdeLink__871_3599233418"/>Создается командой:</text:p>
      <text:p text:style-name="P34"><text:s text:c="4"/>Do <text:span text:style-name="T75">%winNew</text:span>(<text:span text:style-name="T75">CwinTypeWinBox</text:span><text:span text:style-name="T38">,</text:span><text:span text:style-name="T44">name,</text:span><text:span text:style-name="T39">nameParent</text:span>,orientation<text:span text:style-name="T21">&lt;,</text:span><text:bookmark-start text:name="__DdeLink__13101_10105614101"/><text:span text:style-name="T25">Boxstyle</text:span><text:bookmark-end text:name="__DdeLink__13101_10105614101"/><text:span text:style-name="T21">,</text:span><text:bookmark-start text:name="__DdeLink__13117_1010561410"/><text:span text:style-name="T21">spacing</text:span><text:bookmark-end text:name="__DdeLink__13117_1010561410"/><text:span text:style-name="T21"> &gt;</text:span>);</text:p>
      <text:p text:style-name="P20">name- имя компонента,</text:p>
      <text:p text:style-name="P56">nameParent — имя предка,</text:p>
      <text:p text:style-name="P20"><text:bookmark-end text:name="__DdeLink__13135_1010561410"/>orientation — <text:span text:style-name="T18">ориентация входящих компонент по горизонтали или вертикали,</text:span></text:p>
      <text:p text:style-name="P21"><text:s/>CwinAtrPosH — <text:span text:style-name="T19">компоненты добавляются в контейнер по горизонтали,</text:span></text:p>
      <text:p text:style-name="P21">CwinAtrPosV — <text:span text:style-name="T19">компоненты добавляются в контейнер по вертикали,</text:span></text:p>
      <text:p text:style-name="P20"><text:span text:style-name="T18">s</text:span>pacing — <text:span text:style-name="T18">поля.</text:span></text:p>
      <text:p text:style-name="P44">Атрибут:</text:p>
      <text:p text:style-name="P13"><text:bookmark-start text:name="__DdeLink__13124_1010561410"/><text:bookmark-start text:name="__DdeLink__11565_1273625383"/><text:bookmark-start text:name="__DdeLink__13126_1010561410"/>Boxstyle<text:bookmark-end text:name="__DdeLink__13124_1010561410"/><text:bookmark-end text:name="__DdeLink__13126_1010561410"/> — каким образом будут размещаться компоненты с начала или с конца.</text:p>
      <text:p text:style-name="P13"><text:bookmark-start text:name="__DdeLink__13121_1010561410"/><text:bookmark-end text:name="__DdeLink__11565_1273625383"/><text:bookmark-start text:name="__DdeLink__13130_1010561410"/>CwinBoxStyleStart<text:bookmark-end text:name="__DdeLink__13130_1010561410"/> — размещение компонентов в начале,</text:p>
      <text:p text:style-name="P13"><text:soft-page-break/>CwinBoxStyleEnd — размещение компонентов в конце,</text:p>
      <text:p text:style-name="P16">CwinBoxStyleCntr<text:span text:style-name="T20"> — размещение компонента в центре.</text:span></text:p>
      <text:p text:style-name="P45">Пример задания атрибутов:</text:p>
      <text:p text:style-name="P45"><text:s text:c="4"/>//поля контейнера</text:p>
      <text:p text:style-name="P46"><text:span text:style-name="T88">Do</text:span><text:bookmark-start text:name="__DdeLink__924_3599233418"/> <text:span text:style-name="T75">%winSetAtr(CwinTypeAtrSpacing</text:span><text:span text:style-name="T16">,</text:span><text:span text:style-name="T21">name,</text:span>4<text:span text:style-name="T88">)</text:span>;</text:p>
      <text:p text:style-name="P77">4 — размер поля.</text:p>
      <text:h text:style-name="P112" text:outline-level="3"><text:bookmark-start text:name="__RefHeading___Toc679_968430150"/><text:bookmark-end text:name="__DdeLink__924_3599233418"/><text:bookmark-end text:name="__DdeLink__13121_1010561410"/>Компонент вертикального и горизонтального размещения кнопок (winBoxB).<text:bookmark-end text:name="__RefHeading___Toc679_968430150"/></text:h>
      <text:p text:style-name="P15">Аналогичен компоненту winBox, но предназначен для размещения кнопок.</text:p>
      <text:p text:style-name="P5"><text:bookmark-start text:name="__DdeLink__905_3599233418"/><text:span text:style-name="T16">Тип окна — </text:span><text:bookmark-start text:name="__DdeLink__13114_10105614102"/><text:bookmark-start text:name="__DdeLink__879_3599233418"/><text:span text:style-name="T16">CwinTypeWinBoxBut</text:span><text:bookmark-end text:name="__DdeLink__13114_10105614102"/><text:bookmark-end text:name="__DdeLink__879_3599233418"/></text:p>
      <text:p text:style-name="P24"><text:bookmark-end text:name="__DdeLink__905_3599233418"/>Создается командой:</text:p>
      <text:p text:style-name="P34"><text:s text:c="4"/>Do <text:span text:style-name="T75">%winNew</text:span>(<text:span text:style-name="T75">CwinTypeWinBoxBut</text:span><text:span text:style-name="T38">,</text:span><text:span text:style-name="T44">name</text:span><text:span text:style-name="T37">,</text:span><text:span text:style-name="T39">nameParent</text:span>,<text:span text:style-name="T21">orientation&lt;,</text:span><text:bookmark-start text:name="__DdeLink__13101_101056141011"/><text:span text:style-name="T25">Boxstyle</text:span><text:bookmark-end text:name="__DdeLink__13101_101056141011"/><text:span text:style-name="T21"> &gt;</text:span>);</text:p>
      <text:p text:style-name="P14"><text:bookmark-start text:name="__DdeLink__13124_10105614101"/><text:bookmark-start text:name="__DdeLink__13126_10105614101"/>Boxstyle<text:bookmark-end text:name="__DdeLink__13124_10105614101"/><text:bookmark-end text:name="__DdeLink__13126_10105614101"/> — каким образом будут размещаться компоненты.</text:p>
      <text:p text:style-name="P14"><text:s text:c="2"/>GTK_BUTTONBOX_SPREAD = 1,</text:p>
      <text:p text:style-name="P14"><text:s text:c="2"/>GTK_BUTTONBOX_EDGE,</text:p>
      <text:p text:style-name="P14"><text:s text:c="2"/>GTK_BUTTONBOX_START,</text:p>
      <text:p text:style-name="P14"><text:s text:c="2"/>GTK_BUTTONBOX_END,</text:p>
      <text:p text:style-name="P14"><text:s text:c="2"/>GTK_BUTTONBOX_CENTER,</text:p>
      <text:p text:style-name="P14"><text:s text:c="2"/>GTK_BUTTONBOX_EXPAND</text:p>
      <text:h text:style-name="P118" text:outline-level="3"><text:bookmark-start text:name="__RefHeading___Toc681_968430150"/>Контейнер панели с закладками (winNb).<text:bookmark-end text:name="__RefHeading___Toc681_968430150"/></text:h>
      <text:p text:style-name="P103">Этот контейнер имеет страницы с закладками. В каждый момент времени видима только одна из них.</text:p>
      <text:p text:style-name="P8"><text:span text:style-name="T16">Тип окна — </text:span><text:bookmark-start text:name="__DdeLink__915_3599233418"/><text:bookmark-start text:name="__DdeLink__13114_101056141021"/><text:bookmark-start text:name="__DdeLink__879_35992334181"/><text:span text:style-name="T77">CwinTypeWinNb</text:span><text:bookmark-end text:name="__DdeLink__915_3599233418"/><text:bookmark-end text:name="__DdeLink__13114_101056141021"/><text:bookmark-end text:name="__DdeLink__879_35992334181"/></text:p>
      <text:p text:style-name="P28">Создается командой:</text:p>
      <text:p text:style-name="P34"><text:s text:c="4"/>Do <text:span text:style-name="T75">%winNew</text:span>(<text:span text:style-name="T75">CwinTypeWinNb</text:span><text:span text:style-name="T79">,</text:span><text:span text:style-name="T44">name</text:span><text:span text:style-name="T37">,</text:span><text:span text:style-name="T39">nameParent</text:span><text:span text:style-name="T41">&lt;</text:span>,<text:span text:style-name="T27">posi</text:span><text:span text:style-name="T21">tion,</text:span><text:bookmark-start text:name="__DdeLink__13101_101056141012"/><text:span text:style-name="T25">show_tabs</text:span><text:bookmark-end text:name="__DdeLink__13101_101056141012"/><text:span text:style-name="T21">,</text:span><text:bookmark-start text:name="__DdeLink__13117_10105614102"/><text:span text:style-name="T21">scrollable</text:span><text:bookmark-end text:name="__DdeLink__13117_10105614102"/><text:span text:style-name="T21"> &gt;</text:span>);</text:p>
      <text:p text:style-name="P28">name- имя компонента,</text:p>
      <text:p text:style-name="P56">nameParent — имя предка,</text:p>
      <text:p text:style-name="P52"><text:span text:style-name="T27">posi</text:span><text:span text:style-name="T21">tion — </text:span><text:span text:style-name="T83">позиция закладок</text:span></text:p>
      <text:p text:style-name="P63">Возможные значения:</text:p>
      <text:p text:style-name="P63">CwinPosLeft — слева,</text:p>
      <text:p text:style-name="P63">CwinPosRight — справа,</text:p>
      <text:p text:style-name="P63"><text:soft-page-break/>CwinPosTop — сверху,</text:p>
      <text:p text:style-name="P63">CwinPosBottom — снизу.</text:p>
      <text:p text:style-name="P29"><text:span text:style-name="T42">show_tabs -</text:span><text:bookmark-start text:name="__DdeLink__921_3599233418"/><text:span text:style-name="T62">логическое значение 0 или 1 видны ли закладки,</text:span><text:bookmark-end text:name="__DdeLink__921_3599233418"/></text:p>
      <text:p text:style-name="P29"><text:span text:style-name="T41">scrollable -</text:span><text:span text:style-name="T62">логическое значение 0 или 1 есть ли скроллинг.</text:span></text:p>
      <text:p text:style-name="P69"><text:bookmark-start text:name="__DdeLink__1379_1433090363"/><text:span text:style-name="T62">М</text:span><text:span text:style-name="T60">ожно задать заголовки закладок.</text:span></text:p>
      <text:p text:style-name="P46"><text:bookmark-start text:name="__DdeLink__1370_1433090363"/><text:span text:style-name="T89">Do</text:span> <text:span text:style-name="T75">%winSetAtr</text:span>(<text:span text:style-name="T71">CwinTypeAtrTitle</text:span><text:span text:style-name="T64">,</text:span><text:span text:style-name="T38">name,</text:span><text:bookmark-start text:name="__DdeLink__927_3599233418"/><text:span text:style-name="T28">строкаЗаголовков</text:span><text:bookmark-end text:name="__DdeLink__927_3599233418"/><text:span text:style-name="T33">)</text:span>;<text:bookmark-end text:name="__DdeLink__1379_1433090363"/></text:p>
      <text:p text:style-name="P47"><text:bookmark-end text:name="__DdeLink__1370_1433090363"/><text:span text:style-name="T28">строкаЗаголовков — </text:span><text:span text:style-name="T50">содержит поля разделенные кодом разделителя полей.</text:span></text:p>
      <text:p text:style-name="P78"><text:span text:style-name="T50">Д</text:span><text:span text:style-name="T47">ля этого компонента выбор страницы выполняется командой:</text:span></text:p>
      <text:p text:style-name="P48"><text:span text:style-name="T89">Do</text:span> <text:span text:style-name="T75">%winSetAtr</text:span>(<text:span text:style-name="T71">CwinTypeAtrFocus</text:span><text:span text:style-name="T64">,</text:span><text:span text:style-name="T38">name,</text:span><text:bookmark-start text:name="__DdeLink__1375_1433090363"/><text:bookmark-start text:name="__DdeLink__927_35992334181"/><text:span text:style-name="T45">н</text:span><text:bookmark-end text:name="__DdeLink__927_35992334181"/><text:span text:style-name="T45">омер_страницы</text:span><text:bookmark-end text:name="__DdeLink__1375_1433090363"/><text:span text:style-name="T33">)</text:span>;</text:p>
      <text:p text:style-name="P48"><text:span text:style-name="T71">CwinTypeAtrFocus</text:span><text:span text:style-name="T60"> — </text:span><text:span text:style-name="T67">тип атрибута.</text:span></text:p>
      <text:p text:style-name="P48"><text:bookmark-start text:name="__DdeLink__927_359923341811"/><text:span text:style-name="T45">н</text:span><text:bookmark-end text:name="__DdeLink__927_359923341811"/><text:span text:style-name="T45">омер_страницы —</text:span><text:span text:style-name="T67"> номер страницы которую надо выбрать.</text:span></text:p>
      <text:h text:style-name="P113" text:outline-level="3"><text:bookmark-start text:name="__RefHeading___Toc683_968430150"/>Скроллинговое окно (winScroll).<text:bookmark-end text:name="__RefHeading___Toc683_968430150"/></text:h>
      <text:p text:style-name="P74">Если компоненты помещенные в это окно выходят за рамки этого окна, то появляются полосы прокрутки обеспечивающие доступ к невидимой части окна.</text:p>
      <text:p text:style-name="P12"><text:bookmark-start text:name="__DdeLink__13109_101056141012"/><text:span text:style-name="T16">Тип окна - </text:span><text:bookmark-end text:name="__DdeLink__13109_101056141012"/><text:span text:style-name="T16">CwinTypeWinSc</text:span></text:p>
      <text:p text:style-name="P33">Создается командой:</text:p>
      <text:p text:style-name="P34"><text:s text:c="4"/>Do <text:span text:style-name="T75">%winNew</text:span>(<text:span text:style-name="T76">CwinTypeWinSc</text:span><text:span text:style-name="T79">,</text:span><text:span text:style-name="T44">name</text:span><text:span text:style-name="T79">&lt;</text:span><text:span text:style-name="T38">,</text:span><text:span text:style-name="T39">nameParent</text:span><text:span text:style-name="T38">,</text:span><text:bookmark-start text:name="__DdeLink__13101_101056141032"/><text:span text:style-name="T38">hscrollbar_policy,vscrollbar_policy</text:span><text:bookmark-end text:name="__DdeLink__13101_101056141032"/><text:span text:style-name="T79">&gt;</text:span>);</text:p>
      <text:p text:style-name="P33">name- имя компонента,</text:p>
      <text:p text:style-name="P60">nameParent — имя предка,</text:p>
      <text:p text:style-name="P60">hscrollbar_policy<text:bookmark-start text:name="__DdeLink__1215_3371439791"/> — <text:span text:style-name="T84">политика горизонтального скроллинга,</text:span><text:bookmark-end text:name="__DdeLink__1215_3371439791"/></text:p>
      <text:p text:style-name="P60">vscrollbar_policy — <text:span text:style-name="T84">политика вертикального скроллинга,</text:span></text:p>
      <text:h text:style-name="P108" text:outline-level="2"><text:bookmark-start text:name="__RefHeading___Toc685_968430150"/>Компоненты.<text:bookmark-end text:name="__RefHeading___Toc685_968430150"/></text:h>
      <text:h text:style-name="P114" text:outline-level="3"><text:bookmark-start text:name="__RefHeading___Toc687_968430150"/><text:span text:style-name="T6">Текстовая м</text:span>етка(winLb).<text:bookmark-end text:name="__RefHeading___Toc687_968430150"/></text:h>
      <text:p text:style-name="P51">Метка визуальный компонент содержащий текст.</text:p>
      <text:p text:style-name="P4"><text:bookmark-start text:name="__DdeLink__883_3599233418"/><text:bookmark-start text:name="__DdeLink__1211_3371439791"/><text:bookmark-start text:name="__DdeLink__13109_10105614101"/><text:span text:style-name="T16">Тип окна - </text:span><text:bookmark-end text:name="__DdeLink__13109_10105614101"/><text:span text:style-name="T16">CwinTypeWinLb</text:span></text:p>
      <text:p text:style-name="P23">Создается командой:</text:p>
      <text:p text:style-name="P34"><text:s text:c="4"/>Do <text:span text:style-name="T75">%winNew</text:span>(<text:span text:style-name="T76">CwinTypeWinLb</text:span><text:span text:style-name="T79">,</text:span><text:span text:style-name="T44">name</text:span><text:span text:style-name="T79">&lt;</text:span><text:span text:style-name="T38">,</text:span><text:span text:style-name="T39">nameParent</text:span><text:span text:style-name="T38">,</text:span><text:bookmark-start text:name="__DdeLink__13101_10105614103"/><text:span text:style-name="T38">Title</text:span><text:bookmark-end text:name="__DdeLink__13101_10105614103"/><text:span text:style-name="T79">&gt;</text:span>);</text:p>
      <text:p text:style-name="P23">name- имя компонента,</text:p>
      <text:p text:style-name="P55">nameParent — имя предка,</text:p>
      <text:p text:style-name="P23"><text:bookmark-end text:name="__DdeLink__1211_3371439791"/>Title — заголовок окна, может не указываться.</text:p>
      <text:p text:style-name="P70"><text:bookmark-end text:name="__DdeLink__883_3599233418"/><text:bookmark-start text:name="__DdeLink__1383_1433090363"/><text:soft-page-break/><text:span text:style-name="T62">М</text:span><text:span text:style-name="T60">ожно задать заголов</text:span><text:span text:style-name="T68">о</text:span><text:span text:style-name="T60">к.</text:span></text:p>
      <text:p text:style-name="P49"><text:span text:style-name="T89">Do</text:span> <text:span text:style-name="T75">%winSetAtr</text:span>(<text:span text:style-name="T71">CwinTypeAtrTitle</text:span><text:span text:style-name="T64">,</text:span><text:span text:style-name="T38">name,</text:span><text:bookmark-start text:name="__DdeLink__927_35992334182"/><text:span text:style-name="T28">Заголов</text:span><text:span text:style-name="T34">о</text:span><text:span text:style-name="T28">к</text:span><text:bookmark-end text:name="__DdeLink__927_35992334182"/><text:span text:style-name="T33">)</text:span>;</text:p>
      <text:h text:style-name="P115" text:outline-level="3"><text:bookmark-start text:name="__RefHeading___Toc689_968430150"/><text:bookmark-end text:name="__DdeLink__1383_1433090363"/>Изображение (winImg).<text:bookmark-end text:name="__RefHeading___Toc689_968430150"/></text:h>
      <text:p text:style-name="P3"><text:span text:style-name="T16">Тип окна — </text:span><text:bookmark-start text:name="__DdeLink__13114_10105614101"/><text:span text:style-name="T16">CwinTypeWinImg</text:span><text:bookmark-end text:name="__DdeLink__13114_10105614101"/></text:p>
      <text:p text:style-name="P22">Создается командой:</text:p>
      <text:p text:style-name="P34"><text:s text:c="4"/>Do <text:span text:style-name="T75">%winNew</text:span>(<text:span text:style-name="T75">CwinTypeWinImg</text:span><text:span text:style-name="T79">,</text:span><text:span text:style-name="T44">name</text:span>&lt;<text:span text:style-name="T21">,</text:span><text:span text:style-name="T23">nameFile</text:span> &gt;);</text:p>
      <text:p text:style-name="P22">name- имя компонента,</text:p>
      <text:p text:style-name="P22"><text:span text:style-name="T23">nameFile —</text:span><text:span text:style-name="T48"> имя файла картинки.</text:span></text:p>
      <text:h text:style-name="P116" text:outline-level="3"><text:bookmark-start text:name="__RefHeading___Toc691_968430150"/>Кнопка (winBut).<text:bookmark-end text:name="__RefHeading___Toc691_968430150"/></text:h>
      <text:p text:style-name="P67">Компонент кнопка.</text:p>
      <text:p text:style-name="P6"><text:bookmark-start text:name="__DdeLink__13109_101056141011"/><text:bookmark-start text:name="__DdeLink__1199_3371439791"/><text:span text:style-name="T16">Тип окна - </text:span><text:bookmark-end text:name="__DdeLink__13109_101056141011"/><text:span text:style-name="T16">CwinTypeWinBoxBut</text:span></text:p>
      <text:p text:style-name="P25"><text:bookmark-end text:name="__DdeLink__1199_3371439791"/>Создается командой:</text:p>
      <text:p text:style-name="P34"><text:s text:c="4"/>Do <text:span text:style-name="T75">%winNew</text:span>(<text:span text:style-name="T76">CwinTypeWinBoxBut</text:span><text:span text:style-name="T79">,</text:span><text:span text:style-name="T44">name</text:span><text:span text:style-name="T79">&lt;</text:span><text:span text:style-name="T38">,</text:span><text:span text:style-name="T39">nameParent</text:span><text:span text:style-name="T38">,</text:span><text:bookmark-start text:name="__DdeLink__13101_101056141031"/><text:span text:style-name="T38">Title</text:span><text:bookmark-end text:name="__DdeLink__13101_101056141031"/><text:span text:style-name="T38">,</text:span><text:span text:style-name="T40">faleImg,</text:span><text:bookmark-start text:name="__DdeLink__888_3599233418"/><text:span text:style-name="T40">positionImg</text:span><text:bookmark-end text:name="__DdeLink__888_3599233418"/><text:span text:style-name="T79">&gt;</text:span>);</text:p>
      <text:p text:style-name="P25">name- имя компонента,</text:p>
      <text:p text:style-name="P57">nameParent — имя предка,</text:p>
      <text:p text:style-name="P25">Title — <text:span text:style-name="T81">текст метки,</text:span></text:p>
      <text:p text:style-name="P26"><text:span text:style-name="T40">faleImg — </text:span><text:span text:style-name="T61">имя файла картинкой,</text:span></text:p>
      <text:p text:style-name="P26"><text:span text:style-name="T40">positionImg -</text:span><text:span text:style-name="T61">позиция картинки относительно текста метки,</text:span></text:p>
      <text:p text:style-name="P64">Возможные значения:</text:p>
      <text:p text:style-name="P64">CwinPosLeft — слева,</text:p>
      <text:p text:style-name="P64">CwinPosRight — справа,</text:p>
      <text:p text:style-name="P64">CwinPosTop — сверху,</text:p>
      <text:p text:style-name="P64">CwinPosBottom — снизу.</text:p>
      <text:p text:style-name="P7"><text:span text:style-name="T82">Отдельно могут быть заданы </text:span>атрибуты:</text:p>
      <text:p text:style-name="P27">Title — <text:span text:style-name="T81">текст метки,</text:span></text:p>
      <text:p text:style-name="P27"/>
      <text:p text:style-name="P27"><text:span text:style-name="T40">faleImg — </text:span><text:span text:style-name="T61">имя файла картинкой,</text:span></text:p>
      <text:p text:style-name="P27"><text:span text:style-name="T40">positionImg -</text:span><text:span text:style-name="T61">позиция картинки относительно текста метки,</text:span></text:p>
      <text:p text:style-name="P68"><text:span text:style-name="T61">к</text:span><text:span text:style-name="T60">омандой:</text:span></text:p>
      <text:p text:style-name="P71"><text:span text:style-name="T62">М</text:span><text:span text:style-name="T60">ожно задать заголов</text:span><text:span text:style-name="T68">о</text:span><text:span text:style-name="T60">к.</text:span></text:p>
      <text:p text:style-name="P50"><text:soft-page-break/><text:span text:style-name="T89">Do</text:span> <text:span text:style-name="T75">%winSetAtr</text:span>(<text:span text:style-name="T71">CwinTypeAtrTitle</text:span><text:span text:style-name="T64">,</text:span><text:span text:style-name="T38">name,</text:span><text:bookmark-start text:name="__DdeLink__927_359923341821"/><text:span text:style-name="T28">Заголов</text:span><text:span text:style-name="T34">о</text:span><text:span text:style-name="T28">к</text:span><text:bookmark-end text:name="__DdeLink__927_359923341821"/><text:span text:style-name="T33">)</text:span>;</text:p>
      <text:p text:style-name="P71"><text:span text:style-name="T62">М</text:span><text:span text:style-name="T60">ожно задать </text:span><text:span text:style-name="T69">картинку на кнопке</text:span><text:span text:style-name="T60">.</text:span></text:p>
      <text:p text:style-name="P50"><text:span text:style-name="T89">Do</text:span> <text:span text:style-name="T75">%winSetAtr</text:span>(<text:span text:style-name="T71">CwinTypeAtrImg</text:span><text:span text:style-name="T64">,</text:span><text:span text:style-name="T38">name,</text:span><text:span text:style-name="T46">nameFile</text:span><text:span text:style-name="T33">)</text:span>;</text:p>
      <text:p text:style-name="P40"><text:bookmark-start text:name="__DdeLink__1390_1433090363"/><text:span text:style-name="T23">nameFile</text:span><text:bookmark-end text:name="__DdeLink__1390_1433090363"/><text:span text:style-name="T23"> —</text:span><text:span text:style-name="T48"> имя файла картинки.</text:span></text:p>
      <text:p text:style-name="P65"><text:bookmark-start text:name="__DdeLink__1393_1433090363"/>Так же можно задать обработчик нажатия кнопки.</text:p>
      <text:p text:style-name="P34"><text:s text:c="4"/>Do <text:span text:style-name="T75">%winSetAtr</text:span>(<text:span text:style-name="T75">CwinTypeAtrOn</text:span><text:span text:style-name="T79">,</text:span><text:span text:style-name="T44">name</text:span><text:span text:style-name="T21">,</text:span><text:span text:style-name="T26">OnLabel</text:span><text:span text:style-name="T21">,</text:span><text:bookmark-start text:name="__DdeLink__901_3599233418"/><text:span text:style-name="T26">OnMod</text:span><text:bookmark-end text:name="__DdeLink__901_3599233418"/>);</text:p>
      <text:p text:style-name="P27"><text:span text:style-name="T26">OnLabel</text:span> — <text:span text:style-name="T17">метка в модуле </text:span><text:span text:style-name="T26">OnMod</text:span>, <text:span text:style-name="T17">которая будет вызвана в качестве обработчика этого события.</text:span><text:bookmark-end text:name="__DdeLink__1393_1433090363"/></text:p>
      <text:h text:style-name="P117" text:outline-level="3"><text:bookmark-start text:name="__RefHeading___Toc693_968430150"/>Календарь (winCalendar).<text:bookmark-end text:name="__RefHeading___Toc693_968430150"/></text:h>
      <text:p text:style-name="P73">Компонент календарь.<text:span text:style-name="T4"> </text:span></text:p>
      <text:p text:style-name="P11"><text:bookmark-start text:name="__DdeLink__13109_1010561410113"/><text:span text:style-name="T16">Тип окна - </text:span><text:bookmark-end text:name="__DdeLink__13109_1010561410113"/><text:bookmark-start text:name="__DdeLink__1207_3371439791"/><text:span text:style-name="T16">CwinTypeWinCalendar</text:span><text:bookmark-end text:name="__DdeLink__1207_3371439791"/></text:p>
      <text:p text:style-name="P32">Создается командой:</text:p>
      <text:p text:style-name="P35"><text:s text:c="4"/>Do <text:span text:style-name="T75">%winNew</text:span>(<text:span text:style-name="T75">CwinTypeWinCalendar</text:span><text:span text:style-name="T79">,</text:span><text:span text:style-name="T44">name</text:span><text:span text:style-name="T79">&lt;</text:span><text:span text:style-name="T38">,</text:span><text:span text:style-name="T39">nameParent</text:span><text:span text:style-name="T79">&gt;</text:span>);</text:p>
      <text:p text:style-name="P32">name- имя компонента,</text:p>
      <text:p text:style-name="P61">nameParent — имя предка,</text:p>
      <text:p text:style-name="P66">Так же можно задать обработчик <text:span text:style-name="T90">выбора даты</text:span>.</text:p>
      <text:p text:style-name="P41"><text:s text:c="4"/>Do <text:span text:style-name="T75">%winSetAtr</text:span>(<text:span text:style-name="T75">CwinTypeAtrOn</text:span><text:span text:style-name="T79">,</text:span><text:span text:style-name="T44">name</text:span><text:span text:style-name="T21">,</text:span><text:span text:style-name="T26">OnLabel</text:span><text:span text:style-name="T21">,</text:span><text:bookmark-start text:name="__DdeLink__901_35992334181"/><text:span text:style-name="T26">OnMod</text:span><text:bookmark-end text:name="__DdeLink__901_35992334181"/>);</text:p>
      <text:p text:style-name="P54"><text:span text:style-name="T26">OnLabel</text:span> — <text:span text:style-name="T17">метка в модуле </text:span><text:span text:style-name="T26">OnMod</text:span>, <text:span text:style-name="T17">которая будет вызвана в качестве обработчика этого события.</text:span></text:p>
      <text:h text:style-name="P119" text:outline-level="3"><text:bookmark-start text:name="__RefHeading___Toc695_968430150"/>Таблица (winGrid).<text:bookmark-end text:name="__RefHeading___Toc695_968430150"/></text:h>
      <text:p text:style-name="P72">Компонент <text:span text:style-name="T7">таблица</text:span>.</text:p>
      <text:p text:style-name="P10"><text:bookmark-start text:name="__DdeLink__13109_10105614101122"/><text:span text:style-name="T16">Тип окна - </text:span><text:bookmark-end text:name="__DdeLink__13109_10105614101122"/><text:span text:style-name="T16">CwinTypeWinGrid</text:span></text:p>
      <text:p text:style-name="P31">Создается командой:</text:p>
      <text:p text:style-name="P35"><text:s text:c="4"/>Do <text:span text:style-name="T75">%winNew</text:span>(<text:span text:style-name="T76">CwinTypeWinGrid</text:span><text:span text:style-name="T79">,</text:span><text:span text:style-name="T44">name</text:span><text:span text:style-name="T79">&lt;</text:span><text:span text:style-name="T38">,</text:span><text:span text:style-name="T39">nameParent</text:span><text:span text:style-name="T38">,</text:span><text:bookmark-start text:name="__DdeLink__13101_10105614103123"/><text:span text:style-name="T43">c</text:span><text:bookmark-end text:name="__DdeLink__13101_10105614103123"/><text:span text:style-name="T43">olls</text:span><text:span text:style-name="T38">,</text:span><text:span text:style-name="T43">namemodel</text:span><text:span text:style-name="T79">&gt;</text:span>);</text:p>
      <text:p text:style-name="P31"><text:span text:style-name="T21">name</text:span>- имя компонента,</text:p>
      <text:p text:style-name="P59"><text:span text:style-name="T21">nameParent</text:span> — имя предка,</text:p>
      <text:p text:style-name="P53"><text:bookmark-start text:name="__DdeLink__13101_101056141031212"/><text:span text:style-name="T43">c</text:span><text:bookmark-end text:name="__DdeLink__13101_101056141031212"/><text:span text:style-name="T43">olls — </text:span><text:span text:style-name="T80">количество столбцов,</text:span></text:p>
      <text:p text:style-name="P31"><text:span text:style-name="T43">namemodel</text:span><text:span text:style-name="T63"> — модель.</text:span></text:p>
      <text:p text:style-name="P75"><text:span text:style-name="T63">М</text:span><text:span text:style-name="T60">ожно изменить заголовок таблица командой:</text:span></text:p>
      <text:p text:style-name="P36"><text:s text:c="4"/>Set <text:bookmark-start text:name="__DdeLink__868_359923341811"/><text:span text:style-name="T75">%winSetAtr</text:span><text:bookmark-end text:name="__DdeLink__868_359923341811"/>(<text:span text:style-name="T72">CwinTypeAtrTitle</text:span><text:span text:style-name="T21">,</text:span><text:span text:style-name="T22">name</text:span>)=<text:bookmark-start text:name="__DdeLink__11711_2955310269"/><text:span text:style-name="T26">dataAtr</text:span><text:bookmark-end text:name="__DdeLink__11711_2955310269"/>;</text:p>
      <text:p text:style-name="P36"><text:span text:style-name="T22">name- </text:span><text:span text:style-name="T52">имя таблицы.</text:span></text:p>
      <text:p text:style-name="P36"><text:soft-page-break/><text:span text:style-name="T26">DataAtr — </text:span><text:span text:style-name="T52">заголовок таблица, строка разделенная на поля символом табуляции /t.</text:span></text:p>
      <text:p text:style-name="P76"><text:span text:style-name="T63">М</text:span><text:span text:style-name="T60">ожно </text:span><text:span text:style-name="T70">получить поле в выделенной строке</text:span><text:span text:style-name="T60">:</text:span></text:p>
      <text:p text:style-name="P42">Set <text:span text:style-name="T35">val</text:span><text:span text:style-name="T91">=</text:span><text:bookmark-start text:name="__DdeLink__868_3599233418112"/><text:span text:style-name="T75">%win</text:span><text:span text:style-name="T78">G</text:span><text:span text:style-name="T75">etAtr</text:span><text:bookmark-end text:name="__DdeLink__868_3599233418112"/>(<text:span text:style-name="T72">CwinTypeAtrTitle</text:span><text:span text:style-name="T21">,</text:span><text:span text:style-name="T22">name,</text:span><text:span text:style-name="T35">numCol</text:span>);</text:p>
      <text:p text:style-name="P42"><text:span text:style-name="T22">name- </text:span><text:span text:style-name="T52">имя таблицы.</text:span></text:p>
      <text:p text:style-name="P42"><text:span text:style-name="T35">numCol</text:span><text:span text:style-name="T26"> — </text:span><text:span text:style-name="T59">номер колонки для которой необходимо выбрать значение поля</text:span><text:span text:style-name="T52">.</text:span></text:p>
      <text:p text:style-name="P42"><text:span text:style-name="T35">val </text:span><text:span text:style-name="T59">— переменная куда будет помещен результат.</text:span></text:p>
      <text:p text:style-name="P79"><text:bookmark-start text:name="__DdeLink__1413_1433090363"/><text:span text:style-name="T59">К</text:span><text:span text:style-name="T47">ак записать и получить данные в этом компоненте описано ниже.</text:span><text:bookmark-end text:name="__DdeLink__1413_1433090363"/></text:p>
      <text:h text:style-name="P120" text:outline-level="3"><text:bookmark-start text:name="__RefHeading___Toc11698_2955310269"/><text:span text:style-name="T8">Дерево</text:span> (win<text:span text:style-name="T8">Tree</text:span>).<text:bookmark-end text:name="__RefHeading___Toc11698_2955310269"/></text:h>
      <text:p text:style-name="P72">Компонент <text:span text:style-name="T8">дерево</text:span>.<text:span text:style-name="T4"> </text:span></text:p>
      <text:p text:style-name="P9"><text:bookmark-start text:name="__DdeLink__13109_1010561410112"/><text:bookmark-start text:name="__DdeLink__1187_3371439791"/><text:span text:style-name="T16">Тип окна - </text:span><text:bookmark-end text:name="__DdeLink__13109_1010561410112"/><text:span text:style-name="T16">CwinTypeWinTree</text:span></text:p>
      <text:p text:style-name="P30">Создается командой:</text:p>
      <text:p text:style-name="P35"><text:s text:c="4"/>Do <text:span text:style-name="T75">%winNew</text:span>(<text:span text:style-name="T76">CwinTypeWinTree</text:span><text:span text:style-name="T79">,</text:span><text:span text:style-name="T44">name</text:span><text:span text:style-name="T79">&lt;</text:span><text:span text:style-name="T38">,</text:span><text:span text:style-name="T39">nameParent</text:span><text:span text:style-name="T38">,</text:span><text:bookmark-start text:name="__DdeLink__13101_1010561410312"/><text:span text:style-name="T43">c</text:span><text:bookmark-end text:name="__DdeLink__13101_1010561410312"/><text:span text:style-name="T43">olls</text:span><text:span text:style-name="T38">,</text:span><text:span text:style-name="T43">namemodel</text:span><text:span text:style-name="T79">&gt;</text:span>);</text:p>
      <text:p text:style-name="P30"><text:span text:style-name="T21">name</text:span>- имя компонента,</text:p>
      <text:p text:style-name="P58"><text:span text:style-name="T21">nameParent</text:span> — имя предка,</text:p>
      <text:p text:style-name="P53"><text:bookmark-start text:name="__DdeLink__13101_10105614103121"/><text:span text:style-name="T43">c</text:span><text:bookmark-end text:name="__DdeLink__13101_10105614103121"/><text:span text:style-name="T43">olls — </text:span><text:span text:style-name="T80">количество столбцов,</text:span></text:p>
      <text:p text:style-name="P31"><text:span text:style-name="T43">namemodel</text:span><text:span text:style-name="T63"> — модель.</text:span><text:bookmark-end text:name="__DdeLink__1187_3371439791"/></text:p>
      <text:p text:style-name="P76"><text:span text:style-name="T63">М</text:span><text:span text:style-name="T60">ожно изменить заголовок таблица командой:</text:span></text:p>
      <text:p text:style-name="P42"><text:s text:c="4"/>Set <text:bookmark-start text:name="__DdeLink__868_3599233418113"/><text:span text:style-name="T75">%winSetAtr</text:span><text:bookmark-end text:name="__DdeLink__868_3599233418113"/>(<text:span text:style-name="T72">CwinTypeAtrTitle</text:span><text:span text:style-name="T21">,</text:span><text:span text:style-name="T22">name</text:span>)=<text:bookmark-start text:name="__DdeLink__11711_29553102693"/><text:span text:style-name="T26">dataAtr</text:span><text:bookmark-end text:name="__DdeLink__11711_29553102693"/>;</text:p>
      <text:p text:style-name="P42"><text:span text:style-name="T22">name- </text:span><text:span text:style-name="T52">имя таблицы.</text:span></text:p>
      <text:p text:style-name="P42"><text:span text:style-name="T26">DataAtr — </text:span><text:span text:style-name="T52">заголовок таблица, строка разделенная на поля символом табуляции /t.</text:span></text:p>
      <text:p text:style-name="P76"><text:span text:style-name="T63">М</text:span><text:span text:style-name="T60">ожно </text:span><text:span text:style-name="T70">получить поле в выделенной строке</text:span><text:span text:style-name="T60">:</text:span></text:p>
      <text:p text:style-name="P42">Set <text:span text:style-name="T35">val</text:span><text:span text:style-name="T91">=</text:span><text:bookmark-start text:name="__DdeLink__868_35992334181121"/><text:span text:style-name="T75">%win</text:span><text:span text:style-name="T78">G</text:span><text:span text:style-name="T75">etAtr</text:span><text:bookmark-end text:name="__DdeLink__868_35992334181121"/>(<text:span text:style-name="T72">CwinTypeAtrTitle</text:span><text:span text:style-name="T21">,</text:span><text:span text:style-name="T22">name,</text:span><text:span text:style-name="T35">numCol</text:span>);</text:p>
      <text:p text:style-name="P42"><text:span text:style-name="T22">name- </text:span><text:span text:style-name="T52">имя таблицы.</text:span></text:p>
      <text:p text:style-name="P42"><text:span text:style-name="T35">numCol</text:span><text:span text:style-name="T26"> — </text:span><text:span text:style-name="T59">номер колонки для которой необходимо выбрать значение поля</text:span><text:span text:style-name="T52">.</text:span></text:p>
      <text:p text:style-name="P42"><text:span text:style-name="T35">val </text:span><text:span text:style-name="T59">— переменная куда будет помещен результат.</text:span></text:p>
      <text:p text:style-name="P62">Как записать и получить данные в этом компоненте описано ниже.</text:p>
      <text:h text:style-name="Heading_20_1" text:outline-level="1"><text:bookmark-start text:name="__RefHeading___Toc1415_1433090363"/><text:span text:style-name="T53">Ч</text:span><text:span text:style-name="T47">тение и запись атрибутов.</text:span><text:bookmark-end text:name="__RefHeading___Toc1415_1433090363"/></text:h>
      <text:h text:style-name="Heading_20_2" text:outline-level="2"><text:bookmark-start text:name="__RefHeading___Toc1417_1433090363"/><text:span text:style-name="T86">З</text:span>аголовк<text:span text:style-name="T86">и</text:span> компонентов.<text:bookmark-end text:name="__RefHeading___Toc1417_1433090363"/></text:h>
      <text:p text:style-name="P96"><text:bookmark-start text:name="__DdeLink__1344_1433090363"/>Атрибут обращения к заголовкам компонентов имеет вид: <text:s/><text:span text:style-name="T72">CwinTypeAtrTitle.</text:span></text:p>
      <text:p text:style-name="P96">Запись заголовков осуществляет функция:</text:p>
      <text:p text:style-name="P37"><text:soft-page-break/><text:s text:c="4"/><text:span text:style-name="T86">Do</text:span> <text:bookmark-start text:name="__DdeLink__868_3599233418111"/><text:span text:style-name="T75">%winSetAtr</text:span><text:bookmark-end text:name="__DdeLink__868_3599233418111"/>(<text:span text:style-name="T72">CwinTypeAtrTitle</text:span><text:span text:style-name="T21">,</text:span><text:span text:style-name="T22">name,</text:span><text:bookmark-start text:name="__DdeLink__11711_29553102691"/><text:span text:style-name="T26">dataAtr</text:span><text:bookmark-end text:name="__DdeLink__11711_29553102691"/><text:span text:style-name="T31">)</text:span>;</text:p>
      <text:p text:style-name="P37"><text:span text:style-name="T72">CwinTypeAtrTitle —</text:span><text:span text:style-name="T65"> </text:span><text:span text:style-name="T66">тип атрибута,</text:span></text:p>
      <text:p text:style-name="P37"><text:span text:style-name="T22">name —</text:span><text:span text:style-name="T54"> </text:span><text:span text:style-name="T55">имя компонента,</text:span></text:p>
      <text:p text:style-name="P37"><text:span text:style-name="T26">dataAtr — </text:span><text:span text:style-name="T55">значение заголовка, обычно это строка. Для компонентов Grid, Tree </text:span><text:span text:style-name="T58">и NoteBook</text:span><text:span text:style-name="T55"> это разделенная знаком табуляции на поля соответствующие колонкам таблицы.</text:span></text:p>
      <text:p text:style-name="P101">Чтение заголовков осуществляет функция:</text:p>
      <text:p text:style-name="P38"><text:span text:style-name="T55"><text:s text:c="4"/></text:span><text:span text:style-name="T56">Set </text:span><text:bookmark-start text:name="__DdeLink__1338_1433090363"/><text:span text:style-name="T32">val</text:span><text:bookmark-end text:name="__DdeLink__1338_1433090363"/><text:span text:style-name="T55"> </text:span><text:span text:style-name="T56">=</text:span><text:bookmark-start text:name="__DdeLink__868_35992334181111"/><text:span text:style-name="T73">%win</text:span><text:span text:style-name="T74">G</text:span><text:span text:style-name="T73">etAtr</text:span><text:bookmark-end text:name="__DdeLink__868_35992334181111"/><text:span text:style-name="T55">(</text:span><text:span text:style-name="T72">CwinTypeAtrTitle</text:span><text:span text:style-name="T31">,</text:span><text:span text:style-name="T22">name</text:span><text:span text:style-name="T31">)</text:span><text:span text:style-name="T55">;</text:span></text:p>
      <text:p text:style-name="P38"><text:span text:style-name="T32">val </text:span><text:span text:style-name="T56">— переменная куда будет помещено значение заголовка.</text:span><text:bookmark-end text:name="__DdeLink__1344_1433090363"/></text:p>
      <text:h text:style-name="Heading_20_2" text:outline-level="2"><text:bookmark-start text:name="__DdeLink__1359_1433090363"/><text:bookmark-start text:name="__RefHeading___Toc1419_1433090363"/><text:span text:style-name="T56">Д</text:span><text:span text:style-name="T47">анные компонентов.</text:span><text:bookmark-end text:name="__RefHeading___Toc1419_1433090363"/></text:h>
      <text:p text:style-name="P97">Атрибут обращения к <text:span text:style-name="T87">данным</text:span> компонентов имеет вид: <text:s/><text:span text:style-name="T75">CwinTypeAtrData</text:span><text:span text:style-name="T72">.</text:span></text:p>
      <text:p text:style-name="P99"><text:span text:style-name="T49">Д</text:span><text:span text:style-name="T47">ля всех компонент кроме Grid и Tree этот атрибут эквивалентен атрибуту <text:s/></text:span><text:span text:style-name="T72">CwinTypeAtrTitle.</text:span></text:p>
      <text:p text:style-name="P101">Замену данных в компоненте осуществляет функция:</text:p>
      <text:p text:style-name="P38"><text:s text:c="4"/><text:span text:style-name="T86">Do</text:span> <text:bookmark-start text:name="__DdeLink__868_35992334181112"/><text:span text:style-name="T75">%winSetAtr</text:span><text:bookmark-end text:name="__DdeLink__868_35992334181112"/>(<text:span text:style-name="T73">CwinTypeAtrData</text:span><text:span text:style-name="T21">,</text:span><text:span text:style-name="T22">name,</text:span><text:bookmark-start text:name="__DdeLink__11711_295531026912"/><text:span text:style-name="T26">dataAtr</text:span><text:bookmark-end text:name="__DdeLink__11711_295531026912"/><text:span text:style-name="T31">)</text:span>;</text:p>
      <text:p text:style-name="P39"><text:span text:style-name="T73">CwinTypeAtrData</text:span><text:span text:style-name="T72"> —</text:span><text:span text:style-name="T65"> </text:span><text:span text:style-name="T66">тип атрибута,</text:span></text:p>
      <text:p text:style-name="P38"><text:span text:style-name="T22">name —</text:span><text:span text:style-name="T54"> </text:span><text:span text:style-name="T55">имя компонента,</text:span></text:p>
      <text:p text:style-name="P39"><text:span text:style-name="T26">dataAtr — </text:span><text:span text:style-name="T55">значение заголовка, обычно это строка. </text:span><text:span text:style-name="T56">Этой командой все данные в компоненте заменяются. </text:span><text:span text:style-name="T55"><text:s/>Для компонент</text:span><text:span text:style-name="T57">ы</text:span><text:span text:style-name="T55"> Grid </text:span><text:span text:style-name="T56">это значение состоит из строк разделенных символом перевода строки. Внутри строк поля разделены </text:span><text:span text:style-name="T57">символом горизонтальной табуляции. </text:span><text:span text:style-name="T56"><text:s/></text:span><text:span text:style-name="T55"><text:s/>Для компонент</text:span><text:span text:style-name="T57">ы</text:span><text:span text:style-name="T55"> Tree </text:span><text:span text:style-name="T57">данные задаются в виде иерархии. Структура этих данных будет описана в другом месте.</text:span></text:p>
      <text:p text:style-name="P101">Чтение данных осуществляет функция:</text:p>
      <text:p text:style-name="P39"><text:span text:style-name="T55"><text:s text:c="4"/></text:span><text:span text:style-name="T56">Set </text:span><text:bookmark-start text:name="__DdeLink__1338_14330903631"/><text:span text:style-name="T32">val</text:span><text:bookmark-end text:name="__DdeLink__1338_14330903631"/><text:span text:style-name="T55"> </text:span><text:span text:style-name="T56">=</text:span><text:bookmark-start text:name="__DdeLink__868_359923341811111"/><text:span text:style-name="T73">%win</text:span><text:span text:style-name="T74">G</text:span><text:span text:style-name="T73">etAtr</text:span><text:bookmark-end text:name="__DdeLink__868_359923341811111"/><text:span text:style-name="T55">(</text:span><text:bookmark-start text:name="__DdeLink__1367_1433090363"/><text:span text:style-name="T73">CwinTypeAtrData</text:span><text:bookmark-end text:name="__DdeLink__1367_1433090363"/><text:span text:style-name="T31">,</text:span><text:span text:style-name="T22">name</text:span><text:span text:style-name="T31">)</text:span><text:span text:style-name="T55">;</text:span></text:p>
      <text:p text:style-name="P38"><text:span text:style-name="T32">val </text:span><text:span text:style-name="T56">— переменная куда будет помещено значение </text:span><text:span text:style-name="T57">данных</text:span><text:span text:style-name="T56">.</text:span><text:bookmark-end text:name="__DdeLink__1359_1433090363"/></text:p>
      <text:h text:style-name="P109" text:outline-level="2"><text:bookmark-start text:name="__RefHeading___Toc1421_1433090363"/><text:span text:style-name="T57">Добавить д</text:span><text:span text:style-name="T47">анные </text:span><text:span text:style-name="T57">в</text:span><text:span text:style-name="T47"> компонент.</text:span><text:bookmark-end text:name="__RefHeading___Toc1421_1433090363"/></text:h>
      <text:p text:style-name="P98">Атрибут обращения к <text:span text:style-name="T87">данным</text:span> имеет вид: <text:s/><text:span text:style-name="T75">CwinTypeAtrDataAdd</text:span><text:span text:style-name="T72">.</text:span></text:p>
      <text:p text:style-name="P100"><text:span text:style-name="T49">Э</text:span><text:span text:style-name="T47">тот атрибут имеет смысл только для компонентов</text:span><text:span text:style-name="T56"> Grid и Tree </text:span><text:span text:style-name="T47">и только для записи</text:span><text:span text:style-name="T56">. </text:span><text:span text:style-name="T47">Он во всем аналогичен замене данных, только он не заменяет данные а добавляет новую порцию к существующим данным.</text:span></text:p>
      <text:p text:style-name="P102">Добавление данных в компоненту осуществляет функция:</text:p>
      <text:p text:style-name="P39"><text:s text:c="4"/><text:span text:style-name="T86">Do</text:span> <text:bookmark-start text:name="__DdeLink__868_359923341811121"/><text:span text:style-name="T75">%winSetAtr</text:span><text:bookmark-end text:name="__DdeLink__868_359923341811121"/>(<text:span text:style-name="T73">CwinTypeAtrDataAdd</text:span><text:span text:style-name="T21">,</text:span><text:span text:style-name="T22">name,</text:span><text:bookmark-start text:name="__DdeLink__11711_2955310269121"/><text:span text:style-name="T26">dataAtr</text:span><text:bookmark-end text:name="__DdeLink__11711_2955310269121"/><text:span text:style-name="T31">)</text:span>;</text:p>
      <text:h text:style-name="Heading_20_1" text:outline-level="1"><text:bookmark-start text:name="__RefHeading___Toc699_968430150"/><text:soft-page-break/>Локализация приложения.<text:bookmark-end text:name="__RefHeading___Toc699_968430150"/></text:h>
      <text:p text:style-name="P84">Если приложение должно быть локализовано для нескольких языков, то атрибут title <text:span text:style-name="T12">можно</text:span> не использ<text:span text:style-name="T12">овать, а</text:span> при создании компонент<text:span text:style-name="T12">а</text:span> загружат<text:span text:style-name="T12">ь</text:span> из ini файла. <text:span text:style-name="T9">В этом случае структура ini файла следующая.</text:span></text:p>
      <text:p text:style-name="P85">mn=Бухгалтерия ШаГ (2017.04);</text:p>
      <text:p text:style-name="P85">0dk=Документы;</text:p>
      <text:p text:style-name="P85">0wf=Отчеты;</text:p>
      <text:p text:style-name="P85">0kl=Классификаторы;</text:p>
      <text:p text:style-name="P85">0pr=Параметры;</text:p>
      <text:p text:style-name="P85">0err=Сообщение об ошибках;</text:p>
      <text:p text:style-name="P85">byxDk=H&lt;Тип<text:tab/>Наименование<text:tab/>Кол-во<text:tab/>Пров.&gt;;</text:p>
      <text:p text:style-name="P85">byxWf=H&lt;Тип<text:tab/>Наименование&gt;;</text:p>
      <text:p text:style-name="P85">byxKl=H&lt;Тип<text:tab/>Наименование&gt;;</text:p>
      <text:p text:style-name="P85">byxDkList=H&lt;#Документа<text:tab/>Дата<text:tab/>Наименование<text:tab/>Сумма<text:tab/>Изменено&gt;;</text:p>
      <text:p text:style-name="P90">Файл состоит из строк. В строке 2 поля. 1- имя компонента, 2-текст заголовка. У таблицы и дерева 2-поле заключено в скобки &lt; &gt; и состоит из подполей разделенных символом горизонтальной табуляции (ГТ). <text:span text:style-name="T10">Имя этого файла передается функции создания окна на клиенте.</text:span></text:p>
      <text:p text:style-name="P91">Загрузить наименование документов из Ini файлов можно командой:</text:p>
      <text:p text:style-name="P91"><text:s text:c="4"/>Do <text:span text:style-name="T75">%winIniToAtr</text:span>(<text:bookmark-start text:name="__DdeLink__11700_2955310269"/><text:span text:style-name="T75">CwinTypeAtrTitle</text:span><text:bookmark-end text:name="__DdeLink__11700_2955310269"/>,"byxHeder.ini","byxPar.ini","byxData.ini");</text:p>
      <text:p text:style-name="P91"><text:span text:style-name="T75">CwinTypeAtrTitle </text:span>— наименование атрибута Заголовки.</text:p>
      <text:p text:style-name="P91">"byxHeder.ini","byxPar.ini","byxData.ini" — наименования Ini файлов из которых производится загрузка заголовков. Наименования должны быть заключены в любые кавычки, так как содержат точку.</text:p>
      <text:h text:style-name="Heading_20_1" text:outline-level="1"><text:bookmark-start text:name="__RefHeading___Toc11704_2955310269"/>Открытие канала связи с сервером.<text:bookmark-end text:name="__RefHeading___Toc11704_2955310269"/></text:h>
      <text:p text:style-name="P92">Win библиотека может быть связана с каналом обмена по сети. Для осуществления такого обмена необходимо <text:span text:style-name="T85">перед стартом библиотеки</text:span> открыть канал связи вызвав программу:</text:p>
      <text:p text:style-name="P92">Do <text:span text:style-name="T75">%winOpenChannel</text:span>(<text:span text:style-name="T21">„</text:span><text:span text:style-name="T29">host:port“</text:span>);</text:p>
      <text:p text:style-name="P93">передается один параметр с именем сервера и через „:“ порт сервера.</text:p>
      <text:h text:style-name="Heading_20_1" text:outline-level="1"><text:bookmark-start text:name="__RefHeading___Toc919_968430150"/>Отображение окна в клиентском приложении.<text:bookmark-end text:name="__RefHeading___Toc919_968430150"/></text:h>
      <text:p text:style-name="P86">Отображение окна выполняется вызовом функци<text:span text:style-name="T11">й</text:span>.</text:p>
      <text:p text:style-name="P94"><text:s/>Do <text:span text:style-name="T75">%winStart</text:span>(<text:bookmark-start text:name="__DdeLink__11702_2955310269"/><text:span text:style-name="T30">namemainWin</text:span><text:bookmark-end text:name="__DdeLink__11702_2955310269"/>);</text:p>
      <text:p text:style-name="P95"><text:soft-page-break/><text:span text:style-name="T30">namemainWin —</text:span><text:span text:style-name="T51"> имя главного окна приложен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_20_indent" style:default-outline-level="2" style:class="text" style:master-page-name="">
      <loext:graphic-properties draw:fill-image-width="0cm" draw:fill-image-height="0cm"/>
      <style:paragraph-properties fo:margin-left="0.6cm" fo:margin-right="0cm" fo:margin-top="0.353cm" fo:margin-bottom="0.212cm" loext:contextual-spacing="false" fo:text-align="center" style:justify-single-word="false" fo:text-indent="0cm" style:auto-text-indent="false" style:page-number="auto">
        <style:tab-stops/>
      </style:paragraph-properties>
      <style:text-properties fo:font-size="105%" fo:font-weight="bold" fo:background-color="transparent" style:font-size-asian="115%" style:font-weight-asian="bold" style:font-size-complex="115%" style:font-weight-complex="60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2:41:43.849973621</meta:creation-date>
    <dc:date>2019-04-11T14:35:09.957463317</dc:date>
    <meta:editing-duration>PT9H14M16S</meta:editing-duration>
    <meta:editing-cycles>109</meta:editing-cycles>
    <meta:generator>LibreOffice/6.1.3.2$Linux_X86_64 LibreOffice_project/10$Build-2</meta:generator>
    <meta:document-statistic meta:table-count="0" meta:image-count="1" meta:object-count="0" meta:page-count="11" meta:paragraph-count="283" meta:word-count="1392" meta:character-count="12531" meta:non-whitespace-character-count="11186"/>
  </office:meta>
</office:document-meta>
</file>